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CE000001F1B56F8FFB.png"/>
  <manifest:file-entry manifest:media-type="image/png" manifest:full-path="Pictures/100002010000017F000001C743E97E64.png"/>
  <manifest:file-entry manifest:media-type="image/png" manifest:full-path="Pictures/10000201000001200000009BCFF7F5F0.png"/>
  <manifest:file-entry manifest:media-type="image/png" manifest:full-path="Pictures/100002010000013B000000C3975DAE86.png"/>
  <manifest:file-entry manifest:media-type="image/png" manifest:full-path="Pictures/10000201000001270000009D4891B735.png"/>
  <manifest:file-entry manifest:media-type="image/png" manifest:full-path="Pictures/10000201000000A00000008D6BE252B6.png"/>
  <manifest:file-entry manifest:media-type="image/png" manifest:full-path="Pictures/1000020100000116000000E73953D307.png"/>
  <manifest:file-entry manifest:media-type="image/png" manifest:full-path="Pictures/100002010000010400000074FCFBC98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true" fo:min-height="0cm" fo:min-width="0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true" fo:min-height="1.577cm" fo:min-width="2.398cm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true" fo:min-height="0.397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0.688cm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1.2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true" fo:min-height="0.397cm" fo:min-width="0cm" fo:wrap-option="no-wrap"/>
    </style:style>
    <style:style style:name="gr14" style:family="graphic" style:parent-style-name="standard">
      <style:graphic-properties draw:fill="solid" draw:fill-color="#ff00ff" draw:textarea-horizontal-align="justify" draw:textarea-vertical-align="middle" draw:auto-grow-height="true" fo:min-height="0.397cm" fo:min-width="0cm" fo:wrap-option="no-wrap"/>
    </style:style>
    <style:style style:name="gr15" style:family="graphic" style:parent-style-name="standard">
      <style:graphic-properties draw:stroke="none" svg:stroke-color="#000000" draw:fill="solid" draw:fill-color="#e6e6e6" draw:auto-grow-width="true" fo:min-height="0.643cm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true" fo:min-height="1.971cm" fo:min-width="2.398cm"/>
    </style:style>
    <style:style style:name="gr17" style:family="graphic" style:parent-style-name="standard">
      <style:graphic-properties draw:stroke="dash" draw:stroke-dash="Fine_20_Dashed" svg:stroke-width="0.05cm" svg:stroke-color="#ff6633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985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true" fo:min-height="0.398cm" fo:min-width="0cm" fo:wrap-option="no-wrap"/>
    </style:style>
    <style:style style:name="gr20" style:family="graphic" style:parent-style-name="standard">
      <style:graphic-properties draw:fill="solid" draw:fill-color="#ff0000" draw:textarea-horizontal-align="justify" draw:textarea-vertical-align="middle" draw:auto-grow-height="true" fo:min-height="0.398cm" fo:min-width="0cm" fo:wrap-option="no-wrap"/>
    </style:style>
    <style:style style:name="gr21" style:family="graphic" style:parent-style-name="standard">
      <style:graphic-properties draw:fill="solid" draw:fill-color="#ff00ff" draw:textarea-horizontal-align="justify" draw:textarea-vertical-align="middle" draw:auto-grow-height="true" fo:min-height="0.398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/>
    </style:style>
    <style:style style:name="P3" style:family="paragraph">
      <style:paragraph-properties fo:margin-left="0cm" fo:margin-right="0cm" fo:text-align="center" fo:text-indent="0cm"/>
      <style:text-properties style:use-window-font-color="true"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00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0pt"/>
    </style:style>
    <style:style style:name="P10" style:family="paragraph">
      <style:paragraph-properties fo:margin-left="0cm" fo:margin-right="0cm" fo:text-indent="0cm"/>
      <style:text-properties fo:color="#00ff00" fo:font-size="18pt"/>
    </style:style>
    <style:style style:name="P11" style:family="paragraph">
      <style:paragraph-properties fo:margin-left="0cm" fo:margin-right="0cm" fo:text-indent="0cm"/>
      <style:text-properties fo:color="#00ffff" fo:font-size="18pt"/>
    </style:style>
    <style:style style:name="P12" style:family="paragraph">
      <style:paragraph-properties fo:margin-left="0cm" fo:margin-right="0cm" fo:text-indent="0cm"/>
      <style:text-properties fo:color="#ff0000" fo:font-size="18pt"/>
    </style:style>
    <style:style style:name="P13" style:family="paragraph">
      <style:paragraph-properties fo:text-align="center"/>
      <style:text-properties fo:font-size="14pt"/>
    </style:style>
    <style:style style:name="P14" style:family="paragraph">
      <style:paragraph-properties fo:margin-left="0cm" fo:margin-right="0cm" fo:text-indent="0cm"/>
      <style:text-properties fo:font-size="14pt" fo:font-style="italic" fo:font-weight="bold" style:font-size-asian="18pt" style:font-size-complex="18pt"/>
    </style:style>
    <style:style style:name="P15" style:family="paragraph">
      <style:paragraph-properties fo:margin-left="0cm" fo:margin-right="0cm" fo:line-height="80%" fo:text-indent="0cm"/>
    </style:style>
    <style:style style:name="P16" style:family="paragraph">
      <style:paragraph-properties fo:margin-left="0cm" fo:margin-right="0cm" fo:line-height="80%" fo:text-indent="0cm"/>
      <style:text-properties fo:color="#ff00ff" fo:font-size="18pt"/>
    </style:style>
    <style:style style:name="P17" style:family="paragraph">
      <style:paragraph-properties fo:margin-left="0cm" fo:margin-right="0cm" fo:text-align="center" fo:text-indent="0cm">
        <style:tab-stops/>
      </style:paragraph-properties>
    </style:style>
    <style:style style:name="P18" style:family="paragraph">
      <style:paragraph-properties fo:margin-left="0cm" fo:margin-right="0cm" fo:text-align="center" fo:text-indent="0cm">
        <style:tab-stops/>
      </style:paragraph-properties>
      <style:text-properties style:use-window-font-color="true" fo:font-size="18pt" fo:font-style="italic" fo:font-weight="bold" style:font-size-asian="18pt" style:font-size-complex="18pt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ffff00"/>
    </style:style>
    <style:style style:name="T2" style:family="text">
      <style:text-properties fo:font-size="10pt"/>
    </style:style>
    <style:style style:name="T3" style:family="text">
      <style:text-properties fo:color="#00ff00" fo:font-size="18pt"/>
    </style:style>
    <style:style style:name="T4" style:family="text">
      <style:text-properties fo:color="#00ffff" fo:font-size="18pt"/>
    </style:style>
    <style:style style:name="T5" style:family="text">
      <style:text-properties fo:color="#ff0000" fo:font-size="18pt"/>
    </style:style>
    <style:style style:name="T6" style:family="text">
      <style:text-properties fo:color="#ff0000" fo:font-size="10pt"/>
    </style:style>
    <style:style style:name="T7" style:family="text">
      <style:text-properties fo:font-size="14pt" fo:font-style="italic" fo:font-weight="bold" style:font-size-asian="18pt" style:font-size-complex="18pt"/>
    </style:style>
    <style:style style:name="T8" style:family="text">
      <style:text-properties fo:color="#ff00ff" fo:font-size="18pt"/>
    </style:style>
    <style:style style:name="T9" style:family="text">
      <style:text-properties fo:color="#ff00ff" fo:font-size="10pt"/>
    </style:style>
    <style:style style:name="T10" style:family="text">
      <style:text-properties style:use-window-font-color="true" fo:font-size="18pt" fo:font-style="italic" fo:font-weight="bold" style:font-size-asian="18pt" style:font-size-complex="18pt"/>
    </style:style>
    <style:style style:name="T1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9.076cm" svg:y1="14.567cm" svg:x2="9.076cm" svg:y2="17.967cm">
          <text:p text:style-name="P4"/>
        </draw:line>
        <draw:line draw:style-name="gr2" draw:text-style-name="P1" draw:layer="layout" svg:x1="7.968cm" svg:y1="14.782cm" svg:x2="7.968cm" svg:y2="15.121cm">
          <text:p text:style-name="P4"/>
        </draw:line>
        <draw:line draw:style-name="gr3" draw:text-style-name="P1" draw:layer="layout" svg:x1="8.537cm" svg:y1="14.567cm" svg:x2="8.537cm" svg:y2="15.429cm">
          <text:p text:style-name="P4"/>
        </draw:line>
        <draw:line draw:style-name="gr4" draw:text-style-name="P2" draw:layer="layout" svg:x1="13.52cm" svg:y1="5.907cm" svg:x2="13.542cm" svg:y2="12.935cm">
          <text:p text:style-name="P4"/>
        </draw:line>
        <draw:line draw:style-name="gr1" draw:text-style-name="P3" draw:layer="layout" svg:x1="13.151cm" svg:y1="5.891cm" svg:x2="13.171cm" svg:y2="17.962cm">
          <text:p text:style-name="P4"/>
        </draw:line>
        <draw:line draw:style-name="gr3" draw:text-style-name="P1" draw:layer="layout" svg:x1="3.401cm" svg:y1="5.863cm" svg:x2="3.406cm" svg:y2="6.901cm">
          <text:p text:style-name="P4"/>
        </draw:line>
        <draw:line draw:style-name="gr3" draw:text-style-name="P1" draw:layer="layout" svg:x1="12.722cm" svg:y1="5.924cm" svg:x2="12.727cm" svg:y2="6.962cm">
          <text:p text:style-name="P4"/>
        </draw:line>
        <draw:line draw:style-name="gr2" draw:text-style-name="P1" draw:layer="layout" svg:x1="22.735cm" svg:y1="6.046cm" svg:x2="22.739cm" svg:y2="7.341cm">
          <text:p text:style-name="P4"/>
        </draw:line>
        <draw:line draw:style-name="gr2" draw:text-style-name="P1" draw:layer="layout" svg:x1="12.128cm" svg:y1="6.035cm" svg:x2="12.122cm" svg:y2="7.385cm">
          <text:p text:style-name="P4"/>
        </draw:line>
        <draw:frame draw:style-name="gr5" draw:text-style-name="P1" draw:layer="layout" svg:width="5.63cm" svg:height="3cm" svg:x="19.589cm" svg:y="3.126cm">
          <draw:image xlink:href="Pictures/10000201000001270000009D4891B735.png" xlink:type="simple" xlink:show="embed" xlink:actuate="onLoad">
            <text:p text:style-name="P4"/>
          </draw:image>
        </draw:frame>
        <draw:frame draw:style-name="gr5" draw:text-style-name="P1" draw:layer="layout" svg:width="5.74cm" svg:height="3cm" svg:x="8.919cm" svg:y="3.189cm">
          <draw:image xlink:href="Pictures/10000201000001200000009BCFF7F5F0.png" xlink:type="simple" xlink:show="embed" xlink:actuate="onLoad">
            <text:p text:style-name="P4"/>
          </draw:image>
        </draw:frame>
        <draw:frame draw:style-name="gr5" draw:text-style-name="P1" draw:layer="layout" svg:width="2.804cm" svg:height="2cm" svg:x="16.13cm" svg:y="4.127cm">
          <draw:image xlink:href="Pictures/1000020100000116000000E73953D307.png" xlink:type="simple" xlink:show="embed" xlink:actuate="onLoad">
            <text:p text:style-name="P4"/>
          </draw:image>
        </draw:frame>
        <draw:frame draw:style-name="gr5" draw:text-style-name="P1" draw:layer="layout" svg:width="4.832cm" svg:height="2.5cm" svg:x="22.726cm" svg:y="12.81cm">
          <draw:image xlink:href="Pictures/100002010000013B000000C3975DAE86.png" xlink:type="simple" xlink:show="embed" xlink:actuate="onLoad">
            <text:p text:style-name="P4"/>
          </draw:image>
        </draw:frame>
        <draw:frame draw:style-name="gr5" draw:text-style-name="P1" draw:layer="layout" svg:width="5cm" svg:height="2.067cm" svg:x="13.413cm" svg:y="15.492cm">
          <draw:image xlink:href="Pictures/100002010000010400000074FCFBC988.png" xlink:type="simple" xlink:show="embed" xlink:actuate="onLoad">
            <text:p text:style-name="P4"/>
          </draw:image>
        </draw:frame>
        <draw:line draw:style-name="gr2" draw:text-style-name="P1" draw:layer="layout" svg:x1="3.219cm" svg:y1="7.341cm" svg:x2="27.719cm" svg:y2="7.341cm">
          <text:p text:style-name="P4"/>
        </draw:line>
        <draw:g>
          <draw:frame draw:style-name="gr6" draw:text-style-name="P5" draw:layer="layout" svg:width="0.853cm" svg:height="0.962cm" svg:x="10.889cm" svg:y="4.729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11.58cm" svg:y="4.729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12.319cm" svg:y="4.729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13.019cm" svg:y="4.729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13.669cm" svg:y="4.729cm">
            <draw:text-box>
              <text:p text:style-name="P4"><text:span text:style-name="T1">4</text:span></text:p>
            </draw:text-box>
          </draw:frame>
        </draw:g>
        <draw:g>
          <draw:frame draw:style-name="gr6" draw:text-style-name="P5" draw:layer="layout" svg:width="0.853cm" svg:height="0.962cm" svg:x="21.519cm" svg:y="4.666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22.21cm" svg:y="4.666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22.949cm" svg:y="4.666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23.649cm" svg:y="4.666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24.299cm" svg:y="4.666cm">
            <draw:text-box>
              <text:p text:style-name="P4"><text:span text:style-name="T1">4</text:span></text:p>
            </draw:text-box>
          </draw:frame>
        </draw:g>
        <draw:custom-shape draw:style-name="gr7" draw:text-style-name="P7" draw:layer="layout" svg:width="2.86cm" svg:height="1.827cm" svg:x="5.773cm" svg:y="3.348cm">
          <text:p text:style-name="P6"><text:span text:style-name="T2">0 : 1756 L1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898cm" svg:height="2.221cm" svg:x="25.69cm" svg:y="3.487cm">
          <text:p text:style-name="P6"><text:span text:style-name="T2">0 : 1756 L55</text:span></text:p>
          <text:p text:style-name="P6"><text:span text:style-name="T2">1 : 1756 CNet</text:span></text:p>
          <text:p text:style-name="P6"><text:span text:style-name="T2">2 : 1756 </text:span></text:p>
          <text:p text:style-name="P6"><text:span text:style-name="T2">3 : 1756 </text:span></text:p>
          <text:p text:style-name="P6"><text:span text:style-name="T2">4 : 175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67cm" svg:height="0.647cm" svg:x="10.736cm" svg:y="2.114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24.726cm" svg:y1="13.297cm" svg:x2="24.726cm" svg:y2="7.344cm">
          <text:p text:style-name="P4"/>
        </draw:line>
        <draw:frame draw:style-name="gr10" draw:text-style-name="P10" draw:layer="layout" svg:width="4.101cm" svg:height="0.962cm" svg:x="4.988cm" svg:y="7.54cm">
          <draw:text-box>
            <text:p text:style-name="P4"><text:span text:style-name="T3">ControlNet</text:span></text:p>
          </draw:text-box>
        </draw:frame>
        <draw:line draw:style-name="gr3" draw:text-style-name="P1" draw:layer="layout" svg:x1="3.086cm" svg:y1="6.944cm" svg:x2="18.92cm" svg:y2="6.926cm">
          <text:p text:style-name="P4"/>
        </draw:line>
        <draw:line draw:style-name="gr3" draw:text-style-name="P1" draw:layer="layout" svg:x1="16.119cm" svg:y1="4.934cm" svg:x2="15.668cm" svg:y2="4.934cm">
          <text:p text:style-name="P4"/>
        </draw:line>
        <draw:line draw:style-name="gr3" draw:text-style-name="P1" draw:layer="layout" svg:x1="15.69cm" svg:y1="4.878cm" svg:x2="15.684cm" svg:y2="6.927cm">
          <text:p text:style-name="P4"/>
        </draw:line>
        <draw:frame draw:style-name="gr10" draw:text-style-name="P11" draw:layer="layout" svg:width="4.101cm" svg:height="0.962cm" svg:x="16.652cm" svg:y="5.981cm">
          <draw:text-box>
            <text:p text:style-name="P4"><text:span text:style-name="T4">Ethernet</text:span></text:p>
          </draw:text-box>
        </draw:frame>
        <draw:line draw:style-name="gr1" draw:text-style-name="P1" draw:layer="layout" svg:x1="9.076cm" svg:y1="17.921cm" svg:x2="21.293cm" svg:y2="17.908cm">
          <text:p text:style-name="P4"/>
        </draw:line>
        <draw:line draw:style-name="gr1" draw:text-style-name="P1" draw:layer="layout" svg:x1="14.97cm" svg:y1="17.511cm" svg:x2="14.97cm" svg:y2="17.908cm">
          <text:p text:style-name="P4"/>
        </draw:line>
        <draw:frame draw:style-name="gr10" draw:text-style-name="P12" draw:layer="layout" svg:width="3.66cm" svg:height="0.962cm" svg:x="18.891cm" svg:y="18.101cm">
          <draw:text-box>
            <text:p text:style-name="P4"><text:span text:style-name="T5">DH+ </text:span><text:span text:style-name="T6">Channel A</text:span></text:p>
          </draw:text-box>
        </draw:frame>
        <draw:frame draw:style-name="gr5" draw:text-style-name="P1" draw:layer="layout" svg:width="4.17cm" svg:height="3.386cm" svg:x="17.244cm" svg:y="10.554cm">
          <draw:image xlink:href="Pictures/10000201000000A00000008D6BE252B6.png" xlink:type="simple" xlink:show="embed" xlink:actuate="onLoad">
            <text:p text:style-name="P4"/>
          </draw:image>
        </draw:frame>
        <draw:line draw:style-name="gr4" draw:text-style-name="P13" draw:layer="layout" svg:x1="13.541cm" svg:y1="12.881cm" svg:x2="17.905cm" svg:y2="12.891cm">
          <text:p text:style-name="P4"/>
        </draw:line>
        <draw:line draw:style-name="gr2" draw:text-style-name="P1" draw:layer="layout" svg:x1="16.121cm" svg:y1="7.379cm" svg:x2="16.121cm" svg:y2="12.141cm">
          <text:p text:style-name="P4"/>
        </draw:line>
        <draw:line draw:style-name="gr2" draw:text-style-name="P1" draw:layer="layout" svg:x1="16.121cm" svg:y1="12.089cm" svg:x2="17.814cm" svg:y2="12.089cm">
          <text:p text:style-name="P4"/>
        </draw:line>
        <draw:frame draw:style-name="gr5" draw:text-style-name="P1" draw:layer="layout" svg:width="5.303cm" svg:height="4.796cm" svg:x="0.943cm" svg:y="1.357cm">
          <draw:image xlink:href="Pictures/10000200000001CE000001F1B56F8FFB.png" xlink:type="simple" xlink:show="embed" xlink:actuate="onLoad">
            <text:p text:style-name="P4"/>
          </draw:image>
        </draw:frame>
        <draw:frame draw:style-name="gr5" draw:text-style-name="P1" draw:layer="layout" svg:width="2.174cm" svg:height="2.818cm" svg:x="3.208cm" svg:y="3.428cm">
          <draw:image xlink:href="Pictures/100002010000017F000001C743E97E64.png" xlink:type="simple" xlink:show="embed" xlink:actuate="onLoad">
            <text:p text:style-name="P4"/>
          </draw:image>
        </draw:frame>
        <draw:custom-shape draw:style-name="gr11" draw:text-style-name="P9" draw:layer="layout" svg:width="2.861cm" svg:height="0.893cm" svg:x="5.138cm" svg:y="1.2cm">
          <text:p text:style-name="P8"><text:span text:style-name="T2">192.168.1.2</text:span></text:p>
          <draw:enhanced-geometry svg:viewBox="0 0 21600 21600" draw:glue-points="10800 0 0 10800 10800 21600 21600 10800 ?f40 ?f41" draw:text-areas="0 0 21600 21600" draw:type="rectangular-callout" draw:modifiers="-3011.32075471698 46848.322147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0.092cm" svg:y="0.863cm">
          <text:p text:style-name="P8"><text:span text:style-name="T2">192.168.1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.119cm" svg:height="1.45cm" svg:x="2.233cm" svg:y="2.153cm">
          <draw:text-box>
            <text:p text:style-name="P4"><text:span text:style-name="T7">TuxEip</text:span></text:p>
          </draw:text-box>
        </draw:frame>
        <draw:frame draw:style-name="gr10" draw:text-style-name="P16" draw:layer="layout" svg:width="3.66cm" svg:height="1.53cm" svg:x="14.798cm" svg:y="13.056cm">
          <draw:text-box>
            <text:p text:style-name="P15"><text:span text:style-name="T8">DH+</text:span></text:p>
            <text:p text:style-name="P15"><text:span text:style-name="T8"><text:s/></text:span><text:span text:style-name="T9">Channel B</text:span></text:p>
          </draw:text-box>
        </draw:frame>
        <draw:custom-shape draw:style-name="gr13" draw:text-style-name="P9" draw:layer="layout" svg:width="0.967cm" svg:height="0.647cm" svg:x="13.629cm" svg:y="1.16cm">
          <text:p text:style-name="P8"><text:span text:style-name="T2">1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4.184cm" svg:y="2.021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13.753cm" svg:y="14.32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6754.5454545455 464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8.492cm" svg:y="9.036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-7564.46280991736 5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16.86cm" svg:y="8.69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1.537cm" svg:y="1.345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5.107cm" svg:y="11.036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22.3140495867769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6.154cm" svg:y="2.002cm">
          <text:p text:style-name="P8"><text:span text:style-name="T2">192.168.1.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49.05660377358 54241.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5.74cm" svg:height="3cm" svg:x="4.765cm" svg:y="11.834cm">
          <draw:image xlink:href="Pictures/10000201000001200000009BCFF7F5F0.png" xlink:type="simple" xlink:show="embed" xlink:actuate="onLoad">
            <text:p text:style-name="P4"/>
          </draw:image>
        </draw:frame>
        <draw:g>
          <draw:frame draw:style-name="gr6" draw:text-style-name="P5" draw:layer="layout" svg:width="0.853cm" svg:height="0.962cm" svg:x="6.735cm" svg:y="13.374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7.426cm" svg:y="13.374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8.165cm" svg:y="13.374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8.865cm" svg:y="13.374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9.515cm" svg:y="13.374cm">
            <draw:text-box>
              <text:p text:style-name="P4"><text:span text:style-name="T1">4</text:span></text:p>
            </draw:text-box>
          </draw:frame>
        </draw:g>
        <draw:custom-shape draw:style-name="gr9" draw:text-style-name="P9" draw:layer="layout" svg:width="0.967cm" svg:height="0.647cm" svg:x="6.582cm" svg:y="10.759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5.938cm" svg:y="9.508cm">
          <text:p text:style-name="P8"><text:span text:style-name="T2">192.168.1.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9.475cm" svg:y="9.805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0.03cm" svg:y="10.666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898cm" svg:height="1.827cm" svg:x="0.924cm" svg:y="12.394cm">
          <text:p text:style-name="P6"><text:span text:style-name="T2">0 : 1756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35cm" svg:y1="7.358cm" svg:x2="4.635cm" svg:y2="15.142cm">
          <text:p text:style-name="P4"/>
        </draw:line>
        <draw:line draw:style-name="gr2" draw:text-style-name="P1" draw:layer="layout" svg:x1="4.615cm" svg:y1="15.121cm" svg:x2="8.015cm" svg:y2="15.121cm">
          <text:p text:style-name="P4"/>
        </draw:line>
        <draw:line draw:style-name="gr3" draw:text-style-name="P1" draw:layer="layout" svg:x1="4.322cm" svg:y1="6.953cm" svg:x2="4.322cm" svg:y2="15.444cm">
          <text:p text:style-name="P4"/>
        </draw:line>
        <draw:line draw:style-name="gr3" draw:text-style-name="P1" draw:layer="layout" svg:x1="4.282cm" svg:y1="15.414cm" svg:x2="8.582cm" svg:y2="15.414cm">
          <text:p text:style-name="P4"/>
        </draw:line>
        <draw:frame draw:style-name="gr15" draw:text-style-name="P18" draw:layer="layout" svg:width="0.853cm" svg:height="0.962cm" svg:x="9.648cm" svg:y="4.676cm">
          <draw:text-box>
            <text:p text:style-name="P17"><text:span text:style-name="T10">1</text:span></text:p>
          </draw:text-box>
        </draw:frame>
        <draw:frame draw:style-name="gr15" draw:text-style-name="P18" draw:layer="layout" svg:width="0.853cm" svg:height="0.962cm" svg:x="18.171cm" svg:y="4.676cm">
          <draw:text-box>
            <text:p text:style-name="P17"><text:span text:style-name="T10">2</text:span></text:p>
          </draw:text-box>
        </draw:frame>
        <draw:frame draw:style-name="gr15" draw:text-style-name="P18" draw:layer="layout" svg:width="0.853cm" svg:height="0.962cm" svg:x="20.264cm" svg:y="4.614cm">
          <draw:text-box>
            <text:p text:style-name="P17"><text:span text:style-name="T10">3</text:span></text:p>
          </draw:text-box>
        </draw:frame>
        <draw:frame draw:style-name="gr15" draw:text-style-name="P18" draw:layer="layout" svg:width="0.853cm" svg:height="0.962cm" svg:x="5.404cm" svg:y="13.106cm">
          <draw:text-box>
            <text:p text:style-name="P17"><text:span text:style-name="T10">4</text:span></text:p>
          </draw:text-box>
        </draw:frame>
        <draw:frame draw:style-name="gr15" draw:text-style-name="P18" draw:layer="layout" svg:width="0.853cm" svg:height="0.962cm" svg:x="13.68cm" svg:y="16.367cm">
          <draw:text-box>
            <text:p text:style-name="P17"><text:span text:style-name="T10">5</text:span></text:p>
          </draw:text-box>
        </draw:frame>
        <draw:frame draw:style-name="gr15" draw:text-style-name="P18" draw:layer="layout" svg:width="0.853cm" svg:height="0.962cm" svg:x="18.326cm" svg:y="11.815cm">
          <draw:text-box>
            <text:p text:style-name="P17"><text:span text:style-name="T10">6</text:span></text:p>
          </draw:text-box>
        </draw:frame>
        <draw:frame draw:style-name="gr15" draw:text-style-name="P18" draw:layer="layout" svg:width="0.853cm" svg:height="0.962cm" svg:x="23.649cm" svg:y="13.198cm">
          <draw:text-box>
            <text:p text:style-name="P17"><text:span text:style-name="T10">7</text:span></text:p>
          </draw:text-box>
        </draw:frame>
      </draw:page>
      <draw:page draw:name="page2" draw:style-name="dp1" draw:master-page-name="Standard">
        <office:forms form:automatic-focus="false" form:apply-design-mode="false"/>
        <draw:line draw:style-name="gr1" draw:text-style-name="P1" draw:layer="layout" svg:x1="9.077cm" svg:y1="14.567cm" svg:x2="9.077cm" svg:y2="17.967cm">
          <text:p text:style-name="P4"/>
        </draw:line>
        <draw:line draw:style-name="gr2" draw:text-style-name="P1" draw:layer="layout" svg:x1="7.969cm" svg:y1="14.782cm" svg:x2="7.969cm" svg:y2="15.121cm">
          <text:p text:style-name="P4"/>
        </draw:line>
        <draw:line draw:style-name="gr3" draw:text-style-name="P1" draw:layer="layout" svg:x1="8.538cm" svg:y1="14.567cm" svg:x2="8.538cm" svg:y2="15.429cm">
          <text:p text:style-name="P4"/>
        </draw:line>
        <draw:line draw:style-name="gr4" draw:text-style-name="P2" draw:layer="layout" svg:x1="13.521cm" svg:y1="5.907cm" svg:x2="13.543cm" svg:y2="12.935cm">
          <text:p text:style-name="P4"/>
        </draw:line>
        <draw:line draw:style-name="gr1" draw:text-style-name="P3" draw:layer="layout" svg:x1="13.152cm" svg:y1="5.891cm" svg:x2="13.172cm" svg:y2="17.962cm">
          <text:p text:style-name="P4"/>
        </draw:line>
        <draw:line draw:style-name="gr3" draw:text-style-name="P1" draw:layer="layout" svg:x1="3.402cm" svg:y1="5.863cm" svg:x2="3.407cm" svg:y2="6.901cm">
          <text:p text:style-name="P4"/>
        </draw:line>
        <draw:line draw:style-name="gr3" draw:text-style-name="P1" draw:layer="layout" svg:x1="12.723cm" svg:y1="5.924cm" svg:x2="12.728cm" svg:y2="6.962cm">
          <text:p text:style-name="P4"/>
        </draw:line>
        <draw:line draw:style-name="gr2" draw:text-style-name="P1" draw:layer="layout" svg:x1="22.736cm" svg:y1="6.046cm" svg:x2="22.74cm" svg:y2="7.341cm">
          <text:p text:style-name="P4"/>
        </draw:line>
        <draw:line draw:style-name="gr2" draw:text-style-name="P1" draw:layer="layout" svg:x1="12.129cm" svg:y1="6.035cm" svg:x2="12.123cm" svg:y2="7.385cm">
          <text:p text:style-name="P4"/>
        </draw:line>
        <draw:frame draw:style-name="gr5" draw:text-style-name="P1" draw:layer="layout" svg:width="5.63cm" svg:height="3cm" svg:x="19.59cm" svg:y="3.126cm">
          <draw:image xlink:href="Pictures/10000201000001270000009D4891B735.png" xlink:type="simple" xlink:show="embed" xlink:actuate="onLoad">
            <text:p text:style-name="P4"/>
          </draw:image>
        </draw:frame>
        <draw:frame draw:style-name="gr5" draw:text-style-name="P1" draw:layer="layout" svg:width="5.74cm" svg:height="3cm" svg:x="8.92cm" svg:y="3.189cm">
          <draw:image xlink:href="Pictures/10000201000001200000009BCFF7F5F0.png" xlink:type="simple" xlink:show="embed" xlink:actuate="onLoad">
            <text:p text:style-name="P4"/>
          </draw:image>
        </draw:frame>
        <draw:frame draw:style-name="gr5" draw:text-style-name="P1" draw:layer="layout" svg:width="2.804cm" svg:height="2cm" svg:x="16.131cm" svg:y="4.127cm">
          <draw:image xlink:href="Pictures/1000020100000116000000E73953D307.png" xlink:type="simple" xlink:show="embed" xlink:actuate="onLoad">
            <text:p text:style-name="P4"/>
          </draw:image>
        </draw:frame>
        <draw:frame draw:style-name="gr5" draw:text-style-name="P1" draw:layer="layout" svg:width="4.832cm" svg:height="2.5cm" svg:x="22.727cm" svg:y="12.81cm">
          <draw:image xlink:href="Pictures/100002010000013B000000C3975DAE86.png" xlink:type="simple" xlink:show="embed" xlink:actuate="onLoad">
            <text:p text:style-name="P4"/>
          </draw:image>
        </draw:frame>
        <draw:frame draw:style-name="gr5" draw:text-style-name="P1" draw:layer="layout" svg:width="5cm" svg:height="2.067cm" svg:x="13.414cm" svg:y="15.492cm">
          <draw:image xlink:href="Pictures/100002010000010400000074FCFBC988.png" xlink:type="simple" xlink:show="embed" xlink:actuate="onLoad">
            <text:p text:style-name="P4"/>
          </draw:image>
        </draw:frame>
        <draw:line draw:style-name="gr2" draw:text-style-name="P1" draw:layer="layout" svg:x1="3.22cm" svg:y1="7.341cm" svg:x2="27.72cm" svg:y2="7.341cm">
          <text:p text:style-name="P4"/>
        </draw:line>
        <draw:g>
          <draw:frame draw:style-name="gr6" draw:text-style-name="P5" draw:layer="layout" svg:width="0.853cm" svg:height="0.962cm" svg:x="10.89cm" svg:y="4.729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11.581cm" svg:y="4.729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12.32cm" svg:y="4.729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13.02cm" svg:y="4.729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13.67cm" svg:y="4.729cm">
            <draw:text-box>
              <text:p text:style-name="P4"><text:span text:style-name="T1">4</text:span></text:p>
            </draw:text-box>
          </draw:frame>
        </draw:g>
        <draw:g>
          <draw:frame draw:style-name="gr6" draw:text-style-name="P5" draw:layer="layout" svg:width="0.853cm" svg:height="0.962cm" svg:x="21.52cm" svg:y="4.666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22.211cm" svg:y="4.666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22.95cm" svg:y="4.666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23.65cm" svg:y="4.666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24.3cm" svg:y="4.666cm">
            <draw:text-box>
              <text:p text:style-name="P4"><text:span text:style-name="T1">4</text:span></text:p>
            </draw:text-box>
          </draw:frame>
        </draw:g>
        <draw:custom-shape draw:style-name="gr8" draw:text-style-name="P7" draw:layer="layout" svg:width="2.898cm" svg:height="1.827cm" svg:x="5.755cm" svg:y="3.348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898cm" svg:height="2.221cm" svg:x="25.691cm" svg:y="3.487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</text:span></text:p>
          <text:p text:style-name="P6"><text:span text:style-name="T2">3 : 1756 </text:span></text:p>
          <text:p text:style-name="P6"><text:span text:style-name="T2">4 : 175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67cm" svg:height="0.647cm" svg:x="10.737cm" svg:y="2.114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24.727cm" svg:y1="13.297cm" svg:x2="24.727cm" svg:y2="7.344cm">
          <text:p text:style-name="P4"/>
        </draw:line>
        <draw:frame draw:style-name="gr10" draw:text-style-name="P10" draw:layer="layout" svg:width="4.101cm" svg:height="0.962cm" svg:x="4.989cm" svg:y="7.54cm">
          <draw:text-box>
            <text:p text:style-name="P4"><text:span text:style-name="T3">ControlNet</text:span></text:p>
          </draw:text-box>
        </draw:frame>
        <draw:line draw:style-name="gr3" draw:text-style-name="P1" draw:layer="layout" svg:x1="3.087cm" svg:y1="6.944cm" svg:x2="18.921cm" svg:y2="6.926cm">
          <text:p text:style-name="P4"/>
        </draw:line>
        <draw:line draw:style-name="gr3" draw:text-style-name="P1" draw:layer="layout" svg:x1="16.12cm" svg:y1="4.934cm" svg:x2="15.669cm" svg:y2="4.934cm">
          <text:p text:style-name="P4"/>
        </draw:line>
        <draw:line draw:style-name="gr3" draw:text-style-name="P1" draw:layer="layout" svg:x1="15.691cm" svg:y1="4.878cm" svg:x2="15.685cm" svg:y2="6.927cm">
          <text:p text:style-name="P4"/>
        </draw:line>
        <draw:frame draw:style-name="gr10" draw:text-style-name="P11" draw:layer="layout" svg:width="4.101cm" svg:height="0.962cm" svg:x="16.653cm" svg:y="5.981cm">
          <draw:text-box>
            <text:p text:style-name="P4"><text:span text:style-name="T4">Ethernet</text:span></text:p>
          </draw:text-box>
        </draw:frame>
        <draw:line draw:style-name="gr1" draw:text-style-name="P1" draw:layer="layout" svg:x1="9.077cm" svg:y1="17.921cm" svg:x2="21.294cm" svg:y2="17.908cm">
          <text:p text:style-name="P4"/>
        </draw:line>
        <draw:line draw:style-name="gr1" draw:text-style-name="P1" draw:layer="layout" svg:x1="14.971cm" svg:y1="17.511cm" svg:x2="14.971cm" svg:y2="17.908cm">
          <text:p text:style-name="P4"/>
        </draw:line>
        <draw:frame draw:style-name="gr10" draw:text-style-name="P12" draw:layer="layout" svg:width="3.66cm" svg:height="0.962cm" svg:x="18.892cm" svg:y="18.101cm">
          <draw:text-box>
            <text:p text:style-name="P4"><text:span text:style-name="T5">DH+ </text:span><text:span text:style-name="T6">Channel A</text:span></text:p>
          </draw:text-box>
        </draw:frame>
        <draw:frame draw:style-name="gr5" draw:text-style-name="P1" draw:layer="layout" svg:width="4.17cm" svg:height="3.386cm" svg:x="17.245cm" svg:y="10.554cm">
          <draw:image xlink:href="Pictures/10000201000000A00000008D6BE252B6.png" xlink:type="simple" xlink:show="embed" xlink:actuate="onLoad">
            <text:p text:style-name="P4"/>
          </draw:image>
        </draw:frame>
        <draw:line draw:style-name="gr4" draw:text-style-name="P13" draw:layer="layout" svg:x1="13.542cm" svg:y1="12.881cm" svg:x2="17.906cm" svg:y2="12.891cm">
          <text:p text:style-name="P4"/>
        </draw:line>
        <draw:line draw:style-name="gr2" draw:text-style-name="P1" draw:layer="layout" svg:x1="16.122cm" svg:y1="7.379cm" svg:x2="16.122cm" svg:y2="12.141cm">
          <text:p text:style-name="P4"/>
        </draw:line>
        <draw:line draw:style-name="gr2" draw:text-style-name="P1" draw:layer="layout" svg:x1="16.122cm" svg:y1="12.089cm" svg:x2="17.815cm" svg:y2="12.089cm">
          <text:p text:style-name="P4"/>
        </draw:line>
        <draw:frame draw:style-name="gr5" draw:text-style-name="P1" draw:layer="layout" svg:width="5.303cm" svg:height="4.796cm" svg:x="0.944cm" svg:y="1.357cm">
          <draw:image xlink:href="Pictures/10000200000001CE000001F1B56F8FFB.png" xlink:type="simple" xlink:show="embed" xlink:actuate="onLoad">
            <text:p text:style-name="P4"/>
          </draw:image>
        </draw:frame>
        <draw:frame draw:style-name="gr5" draw:text-style-name="P1" draw:layer="layout" svg:width="2.174cm" svg:height="2.818cm" svg:x="3.209cm" svg:y="3.428cm">
          <draw:image xlink:href="Pictures/100002010000017F000001C743E97E64.png" xlink:type="simple" xlink:show="embed" xlink:actuate="onLoad">
            <text:p text:style-name="P4"/>
          </draw:image>
        </draw:frame>
        <draw:custom-shape draw:style-name="gr11" draw:text-style-name="P9" draw:layer="layout" svg:width="2.861cm" svg:height="0.893cm" svg:x="5.139cm" svg:y="1.2cm">
          <text:p text:style-name="P8"><text:span text:style-name="T2">192.168.1.2</text:span></text:p>
          <draw:enhanced-geometry svg:viewBox="0 0 21600 21600" draw:glue-points="10800 0 0 10800 10800 21600 21600 10800 ?f40 ?f41" draw:text-areas="0 0 21600 21600" draw:type="rectangular-callout" draw:modifiers="-3011.32075471698 46848.322147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0.093cm" svg:y="0.863cm">
          <text:p text:style-name="P8"><text:span text:style-name="T2">192.168.1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.119cm" svg:height="1.45cm" svg:x="2.234cm" svg:y="2.153cm">
          <draw:text-box>
            <text:p text:style-name="P4"><text:span text:style-name="T7">TuxEip</text:span></text:p>
          </draw:text-box>
        </draw:frame>
        <draw:frame draw:style-name="gr10" draw:text-style-name="P16" draw:layer="layout" svg:width="3.66cm" svg:height="1.53cm" svg:x="14.799cm" svg:y="13.056cm">
          <draw:text-box>
            <text:p text:style-name="P15"><text:span text:style-name="T8">DH+</text:span></text:p>
            <text:p text:style-name="P15"><text:span text:style-name="T8"><text:s/></text:span><text:span text:style-name="T9">Channel B</text:span></text:p>
          </draw:text-box>
        </draw:frame>
        <draw:custom-shape draw:style-name="gr13" draw:text-style-name="P9" draw:layer="layout" svg:width="0.967cm" svg:height="0.647cm" svg:x="13.63cm" svg:y="1.16cm">
          <text:p text:style-name="P8"><text:span text:style-name="T2">1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4.185cm" svg:y="2.021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13.754cm" svg:y="14.32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6754.5454545455 464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8.493cm" svg:y="9.036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-7564.46280991736 5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16.861cm" svg:y="8.69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1.538cm" svg:y="1.345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5.108cm" svg:y="11.036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22.3140495867769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6.155cm" svg:y="2.002cm">
          <text:p text:style-name="P8"><text:span text:style-name="T2">192.168.1.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49.05660377358 54241.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5.74cm" svg:height="3cm" svg:x="4.766cm" svg:y="11.834cm">
          <draw:image xlink:href="Pictures/10000201000001200000009BCFF7F5F0.png" xlink:type="simple" xlink:show="embed" xlink:actuate="onLoad">
            <text:p text:style-name="P4"/>
          </draw:image>
        </draw:frame>
        <draw:g>
          <draw:frame draw:style-name="gr6" draw:text-style-name="P5" draw:layer="layout" svg:width="0.853cm" svg:height="0.962cm" svg:x="6.736cm" svg:y="13.374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7.427cm" svg:y="13.374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8.166cm" svg:y="13.374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8.866cm" svg:y="13.374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9.516cm" svg:y="13.374cm">
            <draw:text-box>
              <text:p text:style-name="P4"><text:span text:style-name="T1">4</text:span></text:p>
            </draw:text-box>
          </draw:frame>
        </draw:g>
        <draw:custom-shape draw:style-name="gr9" draw:text-style-name="P9" draw:layer="layout" svg:width="0.967cm" svg:height="0.647cm" svg:x="6.583cm" svg:y="10.759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5.939cm" svg:y="9.508cm">
          <text:p text:style-name="P8"><text:span text:style-name="T2">192.168.1.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9.476cm" svg:y="9.805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0.031cm" svg:y="10.666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898cm" svg:height="1.827cm" svg:x="0.925cm" svg:y="12.394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36cm" svg:y1="7.358cm" svg:x2="4.636cm" svg:y2="15.142cm">
          <text:p text:style-name="P4"/>
        </draw:line>
        <draw:line draw:style-name="gr2" draw:text-style-name="P1" draw:layer="layout" svg:x1="4.616cm" svg:y1="15.121cm" svg:x2="8.016cm" svg:y2="15.121cm">
          <text:p text:style-name="P4"/>
        </draw:line>
        <draw:line draw:style-name="gr3" draw:text-style-name="P1" draw:layer="layout" svg:x1="4.323cm" svg:y1="6.953cm" svg:x2="4.323cm" svg:y2="15.444cm">
          <text:p text:style-name="P4"/>
        </draw:line>
        <draw:line draw:style-name="gr3" draw:text-style-name="P1" draw:layer="layout" svg:x1="4.283cm" svg:y1="15.414cm" svg:x2="8.583cm" svg:y2="15.414cm">
          <text:p text:style-name="P4"/>
        </draw:line>
        <draw:polyline draw:style-name="gr17" draw:text-style-name="P1" draw:layer="layout" svg:width="7.933cm" svg:height="7.156cm" draw:transform="rotate (-0.716457657944724) translate (7.411cm 0.977cm)" svg:viewBox="0 0 7934 7157" draw:points="0,6413 647,7156 4384,3900 7933,811 7226,0 6043,1030">
          <text:p text:style-name="P4"/>
        </draw:polyline>
        <draw:frame draw:style-name="gr18" draw:text-style-name="P19" draw:layer="layout" svg:width="7.599cm" svg:height="1.235cm" svg:x="0.636cm" svg:y="18.465cm">
          <draw:text-box>
            <text:p text:style-name="P4"><text:span text:style-name="T11">Exemple 1</text:span></text:p>
          </draw:text-box>
        </draw:frame>
        <draw:frame draw:style-name="gr15" draw:text-style-name="P18" draw:layer="layout" svg:width="0.853cm" svg:height="0.962cm" svg:x="9.649cm" svg:y="4.677cm">
          <draw:text-box>
            <text:p text:style-name="P17"><text:span text:style-name="T10">1</text:span></text:p>
          </draw:text-box>
        </draw:frame>
        <draw:frame draw:style-name="gr15" draw:text-style-name="P18" draw:layer="layout" svg:width="0.853cm" svg:height="0.962cm" svg:x="18.172cm" svg:y="4.677cm">
          <draw:text-box>
            <text:p text:style-name="P17"><text:span text:style-name="T10">2</text:span></text:p>
          </draw:text-box>
        </draw:frame>
        <draw:frame draw:style-name="gr15" draw:text-style-name="P18" draw:layer="layout" svg:width="0.853cm" svg:height="0.962cm" svg:x="20.265cm" svg:y="4.615cm">
          <draw:text-box>
            <text:p text:style-name="P17"><text:span text:style-name="T10">3</text:span></text:p>
          </draw:text-box>
        </draw:frame>
        <draw:frame draw:style-name="gr15" draw:text-style-name="P18" draw:layer="layout" svg:width="0.853cm" svg:height="0.962cm" svg:x="5.405cm" svg:y="13.107cm">
          <draw:text-box>
            <text:p text:style-name="P17"><text:span text:style-name="T10">4</text:span></text:p>
          </draw:text-box>
        </draw:frame>
        <draw:frame draw:style-name="gr15" draw:text-style-name="P18" draw:layer="layout" svg:width="0.853cm" svg:height="0.962cm" svg:x="13.681cm" svg:y="16.368cm">
          <draw:text-box>
            <text:p text:style-name="P17"><text:span text:style-name="T10">5</text:span></text:p>
          </draw:text-box>
        </draw:frame>
        <draw:frame draw:style-name="gr15" draw:text-style-name="P18" draw:layer="layout" svg:width="0.853cm" svg:height="0.962cm" svg:x="18.327cm" svg:y="11.816cm">
          <draw:text-box>
            <text:p text:style-name="P17"><text:span text:style-name="T10">6</text:span></text:p>
          </draw:text-box>
        </draw:frame>
        <draw:frame draw:style-name="gr15" draw:text-style-name="P18" draw:layer="layout" svg:width="0.853cm" svg:height="0.962cm" svg:x="23.65cm" svg:y="13.199cm">
          <draw:text-box>
            <text:p text:style-name="P17"><text:span text:style-name="T10">7</text:span></text:p>
          </draw:text-box>
        </draw:frame>
      </draw:page>
      <draw:page draw:name="page3" draw:style-name="dp1" draw:master-page-name="Standard">
        <draw:line draw:style-name="gr1" draw:text-style-name="P1" draw:layer="layout" svg:x1="9.077cm" svg:y1="14.567cm" svg:x2="9.077cm" svg:y2="17.967cm">
          <text:p text:style-name="P4"/>
        </draw:line>
        <draw:line draw:style-name="gr2" draw:text-style-name="P1" draw:layer="layout" svg:x1="7.969cm" svg:y1="14.782cm" svg:x2="7.969cm" svg:y2="15.121cm">
          <text:p text:style-name="P4"/>
        </draw:line>
        <draw:line draw:style-name="gr3" draw:text-style-name="P1" draw:layer="layout" svg:x1="8.538cm" svg:y1="14.567cm" svg:x2="8.538cm" svg:y2="15.429cm">
          <text:p text:style-name="P4"/>
        </draw:line>
        <draw:line draw:style-name="gr4" draw:text-style-name="P2" draw:layer="layout" svg:x1="13.521cm" svg:y1="5.907cm" svg:x2="13.543cm" svg:y2="12.935cm">
          <text:p text:style-name="P4"/>
        </draw:line>
        <draw:line draw:style-name="gr1" draw:text-style-name="P3" draw:layer="layout" svg:x1="13.152cm" svg:y1="5.891cm" svg:x2="13.172cm" svg:y2="17.962cm">
          <text:p text:style-name="P4"/>
        </draw:line>
        <draw:line draw:style-name="gr3" draw:text-style-name="P1" draw:layer="layout" svg:x1="3.402cm" svg:y1="5.863cm" svg:x2="3.407cm" svg:y2="6.901cm">
          <text:p text:style-name="P4"/>
        </draw:line>
        <draw:line draw:style-name="gr3" draw:text-style-name="P1" draw:layer="layout" svg:x1="12.723cm" svg:y1="5.924cm" svg:x2="12.728cm" svg:y2="6.962cm">
          <text:p text:style-name="P4"/>
        </draw:line>
        <draw:line draw:style-name="gr2" draw:text-style-name="P1" draw:layer="layout" svg:x1="22.736cm" svg:y1="6.046cm" svg:x2="22.74cm" svg:y2="7.341cm">
          <text:p text:style-name="P4"/>
        </draw:line>
        <draw:line draw:style-name="gr2" draw:text-style-name="P1" draw:layer="layout" svg:x1="12.129cm" svg:y1="6.035cm" svg:x2="12.123cm" svg:y2="7.385cm">
          <text:p text:style-name="P4"/>
        </draw:line>
        <draw:frame draw:style-name="gr5" draw:text-style-name="P1" draw:layer="layout" svg:width="5.63cm" svg:height="3cm" svg:x="19.59cm" svg:y="3.126cm">
          <draw:image xlink:href="Pictures/10000201000001270000009D4891B735.png" xlink:type="simple" xlink:show="embed" xlink:actuate="onLoad">
            <text:p text:style-name="P4"/>
          </draw:image>
        </draw:frame>
        <draw:frame draw:style-name="gr5" draw:text-style-name="P1" draw:layer="layout" svg:width="5.74cm" svg:height="3cm" svg:x="8.92cm" svg:y="3.189cm">
          <draw:image xlink:href="Pictures/10000201000001200000009BCFF7F5F0.png" xlink:type="simple" xlink:show="embed" xlink:actuate="onLoad">
            <text:p text:style-name="P4"/>
          </draw:image>
        </draw:frame>
        <draw:frame draw:style-name="gr5" draw:text-style-name="P1" draw:layer="layout" svg:width="2.804cm" svg:height="2cm" svg:x="16.131cm" svg:y="4.127cm">
          <draw:image xlink:href="Pictures/1000020100000116000000E73953D307.png" xlink:type="simple" xlink:show="embed" xlink:actuate="onLoad">
            <text:p text:style-name="P4"/>
          </draw:image>
        </draw:frame>
        <draw:frame draw:style-name="gr5" draw:text-style-name="P1" draw:layer="layout" svg:width="4.832cm" svg:height="2.5cm" svg:x="22.727cm" svg:y="12.81cm">
          <draw:image xlink:href="Pictures/100002010000013B000000C3975DAE86.png" xlink:type="simple" xlink:show="embed" xlink:actuate="onLoad">
            <text:p text:style-name="P4"/>
          </draw:image>
        </draw:frame>
        <draw:frame draw:style-name="gr5" draw:text-style-name="P1" draw:layer="layout" svg:width="5cm" svg:height="2.067cm" svg:x="13.414cm" svg:y="15.492cm">
          <draw:image xlink:href="Pictures/100002010000010400000074FCFBC988.png" xlink:type="simple" xlink:show="embed" xlink:actuate="onLoad">
            <text:p text:style-name="P4"/>
          </draw:image>
        </draw:frame>
        <draw:line draw:style-name="gr2" draw:text-style-name="P1" draw:layer="layout" svg:x1="3.22cm" svg:y1="7.341cm" svg:x2="27.72cm" svg:y2="7.341cm">
          <text:p text:style-name="P4"/>
        </draw:line>
        <draw:g>
          <draw:frame draw:style-name="gr6" draw:text-style-name="P5" draw:layer="layout" svg:width="0.853cm" svg:height="0.962cm" svg:x="10.89cm" svg:y="4.729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11.581cm" svg:y="4.729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12.32cm" svg:y="4.729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13.02cm" svg:y="4.729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13.67cm" svg:y="4.729cm">
            <draw:text-box>
              <text:p text:style-name="P4"><text:span text:style-name="T1">4</text:span></text:p>
            </draw:text-box>
          </draw:frame>
        </draw:g>
        <draw:g>
          <draw:frame draw:style-name="gr6" draw:text-style-name="P5" draw:layer="layout" svg:width="0.853cm" svg:height="0.962cm" svg:x="21.52cm" svg:y="4.666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22.211cm" svg:y="4.666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22.95cm" svg:y="4.666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23.65cm" svg:y="4.666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24.3cm" svg:y="4.666cm">
            <draw:text-box>
              <text:p text:style-name="P4"><text:span text:style-name="T1">4</text:span></text:p>
            </draw:text-box>
          </draw:frame>
        </draw:g>
        <draw:custom-shape draw:style-name="gr8" draw:text-style-name="P7" draw:layer="layout" svg:width="2.898cm" svg:height="1.827cm" svg:x="5.755cm" svg:y="3.348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898cm" svg:height="2.221cm" svg:x="25.691cm" svg:y="3.487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</text:span></text:p>
          <text:p text:style-name="P6"><text:span text:style-name="T2">3 : 1756 </text:span></text:p>
          <text:p text:style-name="P6"><text:span text:style-name="T2">4 : 1756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967cm" svg:height="0.648cm" svg:x="10.737cm" svg:y="2.114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27490.9090909091 39172.8813559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24.727cm" svg:y1="13.297cm" svg:x2="24.727cm" svg:y2="7.344cm">
          <text:p text:style-name="P4"/>
        </draw:line>
        <draw:frame draw:style-name="gr10" draw:text-style-name="P10" draw:layer="layout" svg:width="4.101cm" svg:height="0.962cm" svg:x="4.989cm" svg:y="7.54cm">
          <draw:text-box>
            <text:p text:style-name="P4"><text:span text:style-name="T3">ControlNet</text:span></text:p>
          </draw:text-box>
        </draw:frame>
        <draw:line draw:style-name="gr3" draw:text-style-name="P1" draw:layer="layout" svg:x1="3.087cm" svg:y1="6.944cm" svg:x2="18.921cm" svg:y2="6.926cm">
          <text:p text:style-name="P4"/>
        </draw:line>
        <draw:line draw:style-name="gr3" draw:text-style-name="P1" draw:layer="layout" svg:x1="16.12cm" svg:y1="4.934cm" svg:x2="15.669cm" svg:y2="4.934cm">
          <text:p text:style-name="P4"/>
        </draw:line>
        <draw:line draw:style-name="gr3" draw:text-style-name="P1" draw:layer="layout" svg:x1="15.691cm" svg:y1="4.878cm" svg:x2="15.685cm" svg:y2="6.927cm">
          <text:p text:style-name="P4"/>
        </draw:line>
        <draw:frame draw:style-name="gr10" draw:text-style-name="P11" draw:layer="layout" svg:width="4.101cm" svg:height="0.962cm" svg:x="16.653cm" svg:y="5.981cm">
          <draw:text-box>
            <text:p text:style-name="P4"><text:span text:style-name="T4">Ethernet</text:span></text:p>
          </draw:text-box>
        </draw:frame>
        <draw:line draw:style-name="gr1" draw:text-style-name="P1" draw:layer="layout" svg:x1="9.077cm" svg:y1="17.921cm" svg:x2="21.294cm" svg:y2="17.908cm">
          <text:p text:style-name="P4"/>
        </draw:line>
        <draw:line draw:style-name="gr1" draw:text-style-name="P1" draw:layer="layout" svg:x1="14.971cm" svg:y1="17.511cm" svg:x2="14.971cm" svg:y2="17.908cm">
          <text:p text:style-name="P4"/>
        </draw:line>
        <draw:frame draw:style-name="gr10" draw:text-style-name="P12" draw:layer="layout" svg:width="3.66cm" svg:height="0.962cm" svg:x="18.892cm" svg:y="18.101cm">
          <draw:text-box>
            <text:p text:style-name="P4"><text:span text:style-name="T5">DH+ </text:span><text:span text:style-name="T6">Channel A</text:span></text:p>
          </draw:text-box>
        </draw:frame>
        <draw:frame draw:style-name="gr5" draw:text-style-name="P1" draw:layer="layout" svg:width="4.17cm" svg:height="3.386cm" svg:x="17.245cm" svg:y="10.554cm">
          <draw:image xlink:href="Pictures/10000201000000A00000008D6BE252B6.png" xlink:type="simple" xlink:show="embed" xlink:actuate="onLoad">
            <text:p text:style-name="P4"/>
          </draw:image>
        </draw:frame>
        <draw:line draw:style-name="gr4" draw:text-style-name="P13" draw:layer="layout" svg:x1="13.542cm" svg:y1="12.881cm" svg:x2="17.906cm" svg:y2="12.891cm">
          <text:p text:style-name="P4"/>
        </draw:line>
        <draw:line draw:style-name="gr2" draw:text-style-name="P1" draw:layer="layout" svg:x1="16.122cm" svg:y1="7.379cm" svg:x2="16.122cm" svg:y2="12.141cm">
          <text:p text:style-name="P4"/>
        </draw:line>
        <draw:line draw:style-name="gr2" draw:text-style-name="P1" draw:layer="layout" svg:x1="16.122cm" svg:y1="12.089cm" svg:x2="17.815cm" svg:y2="12.089cm">
          <text:p text:style-name="P4"/>
        </draw:line>
        <draw:frame draw:style-name="gr5" draw:text-style-name="P1" draw:layer="layout" svg:width="5.303cm" svg:height="4.796cm" svg:x="0.944cm" svg:y="1.357cm">
          <draw:image xlink:href="Pictures/10000200000001CE000001F1B56F8FFB.png" xlink:type="simple" xlink:show="embed" xlink:actuate="onLoad">
            <text:p text:style-name="P4"/>
          </draw:image>
        </draw:frame>
        <draw:frame draw:style-name="gr5" draw:text-style-name="P1" draw:layer="layout" svg:width="2.174cm" svg:height="2.818cm" svg:x="3.209cm" svg:y="3.428cm">
          <draw:image xlink:href="Pictures/100002010000017F000001C743E97E64.png" xlink:type="simple" xlink:show="embed" xlink:actuate="onLoad">
            <text:p text:style-name="P4"/>
          </draw:image>
        </draw:frame>
        <draw:custom-shape draw:style-name="gr11" draw:text-style-name="P9" draw:layer="layout" svg:width="2.861cm" svg:height="0.893cm" svg:x="5.139cm" svg:y="1.2cm">
          <text:p text:style-name="P8"><text:span text:style-name="T2">192.168.1.2</text:span></text:p>
          <draw:enhanced-geometry svg:viewBox="0 0 21600 21600" draw:glue-points="10800 0 0 10800 10800 21600 21600 10800 ?f40 ?f41" draw:text-areas="0 0 21600 21600" draw:type="rectangular-callout" draw:modifiers="-3011.32075471698 46848.322147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0.093cm" svg:y="0.863cm">
          <text:p text:style-name="P8"><text:span text:style-name="T2">192.168.1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.119cm" svg:height="1.45cm" svg:x="2.234cm" svg:y="2.153cm">
          <draw:text-box>
            <text:p text:style-name="P4"><text:span text:style-name="T7">TuxEip</text:span></text:p>
          </draw:text-box>
        </draw:frame>
        <draw:frame draw:style-name="gr10" draw:text-style-name="P16" draw:layer="layout" svg:width="3.66cm" svg:height="1.53cm" svg:x="14.799cm" svg:y="13.056cm">
          <draw:text-box>
            <text:p text:style-name="P15"><text:span text:style-name="T8">DH+</text:span></text:p>
            <text:p text:style-name="P15"><text:span text:style-name="T8"><text:s/></text:span><text:span text:style-name="T9">Channel B</text:span></text:p>
          </draw:text-box>
        </draw:frame>
        <draw:custom-shape draw:style-name="gr20" draw:text-style-name="P9" draw:layer="layout" svg:width="0.967cm" svg:height="0.648cm" svg:x="13.63cm" svg:y="1.16cm">
          <text:p text:style-name="P8"><text:span text:style-name="T2">1</text:span></text:p>
          <draw:enhanced-geometry svg:viewBox="0 0 21600 21600" draw:glue-points="10800 0 0 10800 10800 21600 21600 10800 ?f40 ?f41" draw:text-areas="0 0 21600 21600" draw:type="rectangular-callout" draw:modifiers="-8903.30578512397 69925.4237288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0.967cm" svg:height="0.648cm" svg:x="14.185cm" svg:y="2.021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-15084.2975206612 40204.62249614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0.967cm" svg:height="0.648cm" svg:x="13.754cm" svg:y="14.32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6754.5454545455 46295.22342064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0.967cm" svg:height="0.648cm" svg:x="18.493cm" svg:y="9.036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-7564.46280991736 51453.929121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0.967cm" svg:height="0.648cm" svg:x="16.861cm" svg:y="8.69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0573.5537190083 62736.5177195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0.967cm" svg:height="0.648cm" svg:x="21.538cm" svg:y="1.345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20573.5537190083 62736.5177195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0.967cm" svg:height="0.648cm" svg:x="25.108cm" svg:y="11.036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22.3140495867769 69925.4237288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6.155cm" svg:y="2.002cm">
          <text:p text:style-name="P8"><text:span text:style-name="T2">192.168.1.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49.05660377358 54241.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5.74cm" svg:height="3cm" svg:x="4.766cm" svg:y="11.834cm">
          <draw:image xlink:href="Pictures/10000201000001200000009BCFF7F5F0.png" xlink:type="simple" xlink:show="embed" xlink:actuate="onLoad">
            <text:p text:style-name="P4"/>
          </draw:image>
        </draw:frame>
        <draw:g>
          <draw:frame draw:style-name="gr6" draw:text-style-name="P5" draw:layer="layout" svg:width="0.853cm" svg:height="0.962cm" svg:x="6.736cm" svg:y="13.374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7.427cm" svg:y="13.374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8.166cm" svg:y="13.374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8.866cm" svg:y="13.374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9.516cm" svg:y="13.374cm">
            <draw:text-box>
              <text:p text:style-name="P4"><text:span text:style-name="T1">4</text:span></text:p>
            </draw:text-box>
          </draw:frame>
        </draw:g>
        <draw:custom-shape draw:style-name="gr19" draw:text-style-name="P9" draw:layer="layout" svg:width="0.967cm" svg:height="0.648cm" svg:x="6.583cm" svg:y="10.759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27490.9090909091 39172.8813559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5.939cm" svg:y="9.508cm">
          <text:p text:style-name="P8"><text:span text:style-name="T2">192.168.1.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0.967cm" svg:height="0.648cm" svg:x="9.476cm" svg:y="9.805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8903.30578512397 69925.4237288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0.967cm" svg:height="0.648cm" svg:x="10.031cm" svg:y="10.666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-15084.2975206612 40204.62249614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898cm" svg:height="1.827cm" svg:x="0.925cm" svg:y="12.394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36cm" svg:y1="7.358cm" svg:x2="4.636cm" svg:y2="15.142cm">
          <text:p text:style-name="P4"/>
        </draw:line>
        <draw:line draw:style-name="gr2" draw:text-style-name="P1" draw:layer="layout" svg:x1="4.616cm" svg:y1="15.121cm" svg:x2="8.016cm" svg:y2="15.121cm">
          <text:p text:style-name="P4"/>
        </draw:line>
        <draw:line draw:style-name="gr3" draw:text-style-name="P1" draw:layer="layout" svg:x1="4.323cm" svg:y1="6.953cm" svg:x2="4.323cm" svg:y2="15.444cm">
          <text:p text:style-name="P4"/>
        </draw:line>
        <draw:line draw:style-name="gr3" draw:text-style-name="P1" draw:layer="layout" svg:x1="4.283cm" svg:y1="15.414cm" svg:x2="8.583cm" svg:y2="15.414cm">
          <text:p text:style-name="P4"/>
        </draw:line>
        <draw:polyline draw:style-name="gr17" draw:text-style-name="P1" draw:layer="layout" svg:width="10cm" svg:height="10.102cm" draw:transform="rotate (-0.716457657944724) translate (9.345cm -1.245cm)" svg:viewBox="0 0 10001 10103" draw:points="0,9359 647,10102 4948,6410 10000,2011 8651,462 9181,0">
          <text:p text:style-name="P4"/>
        </draw:polyline>
        <draw:frame draw:style-name="gr18" draw:text-style-name="P19" draw:layer="layout" svg:width="4.037cm" svg:height="1.235cm" svg:x="0.636cm" svg:y="18.465cm">
          <draw:text-box>
            <text:p text:style-name="P4"><text:span text:style-name="T11">Exemple 2</text:span></text:p>
          </draw:text-box>
        </draw:frame>
        <draw:frame draw:style-name="gr15" draw:text-style-name="P18" draw:layer="layout" svg:width="0.853cm" svg:height="0.962cm" svg:x="9.649cm" svg:y="4.677cm">
          <draw:text-box>
            <text:p text:style-name="P17"><text:span text:style-name="T10">1</text:span></text:p>
          </draw:text-box>
        </draw:frame>
        <draw:frame draw:style-name="gr15" draw:text-style-name="P18" draw:layer="layout" svg:width="0.853cm" svg:height="0.962cm" svg:x="18.172cm" svg:y="4.677cm">
          <draw:text-box>
            <text:p text:style-name="P17"><text:span text:style-name="T10">2</text:span></text:p>
          </draw:text-box>
        </draw:frame>
        <draw:frame draw:style-name="gr15" draw:text-style-name="P18" draw:layer="layout" svg:width="0.853cm" svg:height="0.962cm" svg:x="20.265cm" svg:y="4.615cm">
          <draw:text-box>
            <text:p text:style-name="P17"><text:span text:style-name="T10">3</text:span></text:p>
          </draw:text-box>
        </draw:frame>
        <draw:frame draw:style-name="gr15" draw:text-style-name="P18" draw:layer="layout" svg:width="0.853cm" svg:height="0.962cm" svg:x="5.405cm" svg:y="13.107cm">
          <draw:text-box>
            <text:p text:style-name="P17"><text:span text:style-name="T10">4</text:span></text:p>
          </draw:text-box>
        </draw:frame>
        <draw:frame draw:style-name="gr15" draw:text-style-name="P18" draw:layer="layout" svg:width="0.853cm" svg:height="0.962cm" svg:x="13.681cm" svg:y="16.368cm">
          <draw:text-box>
            <text:p text:style-name="P17"><text:span text:style-name="T10">5</text:span></text:p>
          </draw:text-box>
        </draw:frame>
        <draw:frame draw:style-name="gr15" draw:text-style-name="P18" draw:layer="layout" svg:width="0.853cm" svg:height="0.962cm" svg:x="18.327cm" svg:y="11.816cm">
          <draw:text-box>
            <text:p text:style-name="P17"><text:span text:style-name="T10">6</text:span></text:p>
          </draw:text-box>
        </draw:frame>
        <draw:frame draw:style-name="gr15" draw:text-style-name="P18" draw:layer="layout" svg:width="0.853cm" svg:height="0.962cm" svg:x="23.65cm" svg:y="13.199cm">
          <draw:text-box>
            <text:p text:style-name="P17"><text:span text:style-name="T10">7</text:span></text:p>
          </draw:text-box>
        </draw:frame>
      </draw:page>
      <draw:page draw:name="page4" draw:style-name="dp1" draw:master-page-name="Standard">
        <draw:line draw:style-name="gr1" draw:text-style-name="P1" draw:layer="layout" svg:x1="9.077cm" svg:y1="14.567cm" svg:x2="9.077cm" svg:y2="17.967cm">
          <text:p text:style-name="P4"/>
        </draw:line>
        <draw:line draw:style-name="gr2" draw:text-style-name="P1" draw:layer="layout" svg:x1="7.969cm" svg:y1="14.782cm" svg:x2="7.969cm" svg:y2="15.121cm">
          <text:p text:style-name="P4"/>
        </draw:line>
        <draw:line draw:style-name="gr3" draw:text-style-name="P1" draw:layer="layout" svg:x1="8.538cm" svg:y1="14.567cm" svg:x2="8.538cm" svg:y2="15.429cm">
          <text:p text:style-name="P4"/>
        </draw:line>
        <draw:line draw:style-name="gr4" draw:text-style-name="P2" draw:layer="layout" svg:x1="13.521cm" svg:y1="5.907cm" svg:x2="13.543cm" svg:y2="12.935cm">
          <text:p text:style-name="P4"/>
        </draw:line>
        <draw:line draw:style-name="gr1" draw:text-style-name="P3" draw:layer="layout" svg:x1="13.152cm" svg:y1="5.891cm" svg:x2="13.172cm" svg:y2="17.962cm">
          <text:p text:style-name="P4"/>
        </draw:line>
        <draw:line draw:style-name="gr3" draw:text-style-name="P1" draw:layer="layout" svg:x1="3.402cm" svg:y1="5.863cm" svg:x2="3.407cm" svg:y2="6.901cm">
          <text:p text:style-name="P4"/>
        </draw:line>
        <draw:line draw:style-name="gr3" draw:text-style-name="P1" draw:layer="layout" svg:x1="12.723cm" svg:y1="5.924cm" svg:x2="12.728cm" svg:y2="6.962cm">
          <text:p text:style-name="P4"/>
        </draw:line>
        <draw:line draw:style-name="gr2" draw:text-style-name="P1" draw:layer="layout" svg:x1="22.736cm" svg:y1="6.046cm" svg:x2="22.74cm" svg:y2="7.341cm">
          <text:p text:style-name="P4"/>
        </draw:line>
        <draw:line draw:style-name="gr2" draw:text-style-name="P1" draw:layer="layout" svg:x1="12.129cm" svg:y1="6.035cm" svg:x2="12.123cm" svg:y2="7.385cm">
          <text:p text:style-name="P4"/>
        </draw:line>
        <draw:frame draw:style-name="gr5" draw:text-style-name="P1" draw:layer="layout" svg:width="5.63cm" svg:height="3cm" svg:x="19.59cm" svg:y="3.126cm">
          <draw:image xlink:href="Pictures/10000201000001270000009D4891B735.png" xlink:type="simple" xlink:show="embed" xlink:actuate="onLoad">
            <text:p text:style-name="P4"/>
          </draw:image>
        </draw:frame>
        <draw:frame draw:style-name="gr5" draw:text-style-name="P1" draw:layer="layout" svg:width="5.74cm" svg:height="3cm" svg:x="8.92cm" svg:y="3.189cm">
          <draw:image xlink:href="Pictures/10000201000001200000009BCFF7F5F0.png" xlink:type="simple" xlink:show="embed" xlink:actuate="onLoad">
            <text:p text:style-name="P4"/>
          </draw:image>
        </draw:frame>
        <draw:frame draw:style-name="gr5" draw:text-style-name="P1" draw:layer="layout" svg:width="2.804cm" svg:height="2cm" svg:x="16.131cm" svg:y="4.127cm">
          <draw:image xlink:href="Pictures/1000020100000116000000E73953D307.png" xlink:type="simple" xlink:show="embed" xlink:actuate="onLoad">
            <text:p text:style-name="P4"/>
          </draw:image>
        </draw:frame>
        <draw:frame draw:style-name="gr5" draw:text-style-name="P1" draw:layer="layout" svg:width="4.832cm" svg:height="2.5cm" svg:x="22.727cm" svg:y="12.81cm">
          <draw:image xlink:href="Pictures/100002010000013B000000C3975DAE86.png" xlink:type="simple" xlink:show="embed" xlink:actuate="onLoad">
            <text:p text:style-name="P4"/>
          </draw:image>
        </draw:frame>
        <draw:frame draw:style-name="gr5" draw:text-style-name="P1" draw:layer="layout" svg:width="5cm" svg:height="2.067cm" svg:x="13.414cm" svg:y="15.492cm">
          <draw:image xlink:href="Pictures/100002010000010400000074FCFBC988.png" xlink:type="simple" xlink:show="embed" xlink:actuate="onLoad">
            <text:p text:style-name="P4"/>
          </draw:image>
        </draw:frame>
        <draw:line draw:style-name="gr2" draw:text-style-name="P1" draw:layer="layout" svg:x1="3.22cm" svg:y1="7.341cm" svg:x2="27.72cm" svg:y2="7.341cm">
          <text:p text:style-name="P4"/>
        </draw:line>
        <draw:g>
          <draw:frame draw:style-name="gr6" draw:text-style-name="P5" draw:layer="layout" svg:width="0.853cm" svg:height="0.962cm" svg:x="10.89cm" svg:y="4.729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11.581cm" svg:y="4.729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12.32cm" svg:y="4.729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13.02cm" svg:y="4.729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13.67cm" svg:y="4.729cm">
            <draw:text-box>
              <text:p text:style-name="P4"><text:span text:style-name="T1">4</text:span></text:p>
            </draw:text-box>
          </draw:frame>
        </draw:g>
        <draw:g>
          <draw:frame draw:style-name="gr6" draw:text-style-name="P5" draw:layer="layout" svg:width="0.853cm" svg:height="0.962cm" svg:x="21.52cm" svg:y="4.666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22.211cm" svg:y="4.666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22.95cm" svg:y="4.666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23.65cm" svg:y="4.666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24.3cm" svg:y="4.666cm">
            <draw:text-box>
              <text:p text:style-name="P4"><text:span text:style-name="T1">4</text:span></text:p>
            </draw:text-box>
          </draw:frame>
        </draw:g>
        <draw:custom-shape draw:style-name="gr8" draw:text-style-name="P7" draw:layer="layout" svg:width="2.898cm" svg:height="1.827cm" svg:x="5.755cm" svg:y="3.348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898cm" svg:height="2.221cm" svg:x="25.691cm" svg:y="3.487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</text:span></text:p>
          <text:p text:style-name="P6"><text:span text:style-name="T2">3 : 1756 </text:span></text:p>
          <text:p text:style-name="P6"><text:span text:style-name="T2">4 : 175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67cm" svg:height="0.647cm" svg:x="10.737cm" svg:y="2.114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24.727cm" svg:y1="13.297cm" svg:x2="24.727cm" svg:y2="7.344cm">
          <text:p text:style-name="P4"/>
        </draw:line>
        <draw:frame draw:style-name="gr10" draw:text-style-name="P10" draw:layer="layout" svg:width="4.101cm" svg:height="0.962cm" svg:x="4.989cm" svg:y="7.54cm">
          <draw:text-box>
            <text:p text:style-name="P4"><text:span text:style-name="T3">ControlNet</text:span></text:p>
          </draw:text-box>
        </draw:frame>
        <draw:line draw:style-name="gr3" draw:text-style-name="P1" draw:layer="layout" svg:x1="3.087cm" svg:y1="6.944cm" svg:x2="18.921cm" svg:y2="6.926cm">
          <text:p text:style-name="P4"/>
        </draw:line>
        <draw:line draw:style-name="gr3" draw:text-style-name="P1" draw:layer="layout" svg:x1="16.12cm" svg:y1="4.934cm" svg:x2="15.669cm" svg:y2="4.934cm">
          <text:p text:style-name="P4"/>
        </draw:line>
        <draw:line draw:style-name="gr3" draw:text-style-name="P1" draw:layer="layout" svg:x1="15.691cm" svg:y1="4.878cm" svg:x2="15.685cm" svg:y2="6.927cm">
          <text:p text:style-name="P4"/>
        </draw:line>
        <draw:frame draw:style-name="gr10" draw:text-style-name="P11" draw:layer="layout" svg:width="4.101cm" svg:height="0.962cm" svg:x="16.653cm" svg:y="5.981cm">
          <draw:text-box>
            <text:p text:style-name="P4"><text:span text:style-name="T4">Ethernet</text:span></text:p>
          </draw:text-box>
        </draw:frame>
        <draw:line draw:style-name="gr1" draw:text-style-name="P1" draw:layer="layout" svg:x1="9.077cm" svg:y1="17.921cm" svg:x2="21.294cm" svg:y2="17.908cm">
          <text:p text:style-name="P4"/>
        </draw:line>
        <draw:line draw:style-name="gr1" draw:text-style-name="P1" draw:layer="layout" svg:x1="14.971cm" svg:y1="17.511cm" svg:x2="14.971cm" svg:y2="17.908cm">
          <text:p text:style-name="P4"/>
        </draw:line>
        <draw:frame draw:style-name="gr10" draw:text-style-name="P12" draw:layer="layout" svg:width="3.66cm" svg:height="0.962cm" svg:x="18.892cm" svg:y="18.101cm">
          <draw:text-box>
            <text:p text:style-name="P4"><text:span text:style-name="T5">DH+ </text:span><text:span text:style-name="T6">Channel A</text:span></text:p>
          </draw:text-box>
        </draw:frame>
        <draw:frame draw:style-name="gr5" draw:text-style-name="P1" draw:layer="layout" svg:width="4.17cm" svg:height="3.386cm" svg:x="17.245cm" svg:y="10.554cm">
          <draw:image xlink:href="Pictures/10000201000000A00000008D6BE252B6.png" xlink:type="simple" xlink:show="embed" xlink:actuate="onLoad">
            <text:p text:style-name="P4"/>
          </draw:image>
        </draw:frame>
        <draw:line draw:style-name="gr4" draw:text-style-name="P13" draw:layer="layout" svg:x1="13.542cm" svg:y1="12.881cm" svg:x2="17.906cm" svg:y2="12.891cm">
          <text:p text:style-name="P4"/>
        </draw:line>
        <draw:line draw:style-name="gr2" draw:text-style-name="P1" draw:layer="layout" svg:x1="16.122cm" svg:y1="7.379cm" svg:x2="16.122cm" svg:y2="12.141cm">
          <text:p text:style-name="P4"/>
        </draw:line>
        <draw:line draw:style-name="gr2" draw:text-style-name="P1" draw:layer="layout" svg:x1="16.122cm" svg:y1="12.089cm" svg:x2="17.815cm" svg:y2="12.089cm">
          <text:p text:style-name="P4"/>
        </draw:line>
        <draw:frame draw:style-name="gr5" draw:text-style-name="P1" draw:layer="layout" svg:width="5.303cm" svg:height="4.796cm" svg:x="0.944cm" svg:y="1.357cm">
          <draw:image xlink:href="Pictures/10000200000001CE000001F1B56F8FFB.png" xlink:type="simple" xlink:show="embed" xlink:actuate="onLoad">
            <text:p text:style-name="P4"/>
          </draw:image>
        </draw:frame>
        <draw:frame draw:style-name="gr5" draw:text-style-name="P1" draw:layer="layout" svg:width="2.174cm" svg:height="2.818cm" svg:x="3.209cm" svg:y="3.428cm">
          <draw:image xlink:href="Pictures/100002010000017F000001C743E97E64.png" xlink:type="simple" xlink:show="embed" xlink:actuate="onLoad">
            <text:p text:style-name="P4"/>
          </draw:image>
        </draw:frame>
        <draw:custom-shape draw:style-name="gr11" draw:text-style-name="P9" draw:layer="layout" svg:width="2.861cm" svg:height="0.893cm" svg:x="5.139cm" svg:y="1.2cm">
          <text:p text:style-name="P8"><text:span text:style-name="T2">192.168.1.2</text:span></text:p>
          <draw:enhanced-geometry svg:viewBox="0 0 21600 21600" draw:glue-points="10800 0 0 10800 10800 21600 21600 10800 ?f40 ?f41" draw:text-areas="0 0 21600 21600" draw:type="rectangular-callout" draw:modifiers="-3011.32075471698 46848.322147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0.093cm" svg:y="0.863cm">
          <text:p text:style-name="P8"><text:span text:style-name="T2">192.168.1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.119cm" svg:height="1.45cm" svg:x="2.234cm" svg:y="2.153cm">
          <draw:text-box>
            <text:p text:style-name="P4"><text:span text:style-name="T7">TuxEip</text:span></text:p>
          </draw:text-box>
        </draw:frame>
        <draw:frame draw:style-name="gr10" draw:text-style-name="P16" draw:layer="layout" svg:width="3.66cm" svg:height="1.53cm" svg:x="14.799cm" svg:y="13.056cm">
          <draw:text-box>
            <text:p text:style-name="P15"><text:span text:style-name="T8">DH+</text:span></text:p>
            <text:p text:style-name="P15"><text:span text:style-name="T8"><text:s/></text:span><text:span text:style-name="T9">Channel B</text:span></text:p>
          </draw:text-box>
        </draw:frame>
        <draw:custom-shape draw:style-name="gr13" draw:text-style-name="P9" draw:layer="layout" svg:width="0.967cm" svg:height="0.647cm" svg:x="13.63cm" svg:y="1.16cm">
          <text:p text:style-name="P8"><text:span text:style-name="T2">1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4.185cm" svg:y="2.021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13.754cm" svg:y="14.32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6754.5454545455 464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8.493cm" svg:y="9.036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-7564.46280991736 5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16.861cm" svg:y="8.69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1.538cm" svg:y="1.345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5.108cm" svg:y="11.036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22.3140495867769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6.155cm" svg:y="2.002cm">
          <text:p text:style-name="P8"><text:span text:style-name="T2">192.168.1.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49.05660377358 54241.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5.74cm" svg:height="3cm" svg:x="4.766cm" svg:y="11.834cm">
          <draw:image xlink:href="Pictures/10000201000001200000009BCFF7F5F0.png" xlink:type="simple" xlink:show="embed" xlink:actuate="onLoad">
            <text:p text:style-name="P4"/>
          </draw:image>
        </draw:frame>
        <draw:g>
          <draw:frame draw:style-name="gr6" draw:text-style-name="P5" draw:layer="layout" svg:width="0.853cm" svg:height="0.962cm" svg:x="6.736cm" svg:y="13.374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7.427cm" svg:y="13.374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8.166cm" svg:y="13.374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8.866cm" svg:y="13.374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9.516cm" svg:y="13.374cm">
            <draw:text-box>
              <text:p text:style-name="P4"><text:span text:style-name="T1">4</text:span></text:p>
            </draw:text-box>
          </draw:frame>
        </draw:g>
        <draw:custom-shape draw:style-name="gr9" draw:text-style-name="P9" draw:layer="layout" svg:width="0.967cm" svg:height="0.647cm" svg:x="6.583cm" svg:y="10.759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5.939cm" svg:y="9.508cm">
          <text:p text:style-name="P8"><text:span text:style-name="T2">192.168.1.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9.476cm" svg:y="9.805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0.031cm" svg:y="10.666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898cm" svg:height="1.827cm" svg:x="0.925cm" svg:y="12.394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36cm" svg:y1="7.358cm" svg:x2="4.636cm" svg:y2="15.142cm">
          <text:p text:style-name="P4"/>
        </draw:line>
        <draw:line draw:style-name="gr2" draw:text-style-name="P1" draw:layer="layout" svg:x1="4.616cm" svg:y1="15.121cm" svg:x2="8.016cm" svg:y2="15.121cm">
          <text:p text:style-name="P4"/>
        </draw:line>
        <draw:line draw:style-name="gr3" draw:text-style-name="P1" draw:layer="layout" svg:x1="4.323cm" svg:y1="6.953cm" svg:x2="4.323cm" svg:y2="15.444cm">
          <text:p text:style-name="P4"/>
        </draw:line>
        <draw:line draw:style-name="gr3" draw:text-style-name="P1" draw:layer="layout" svg:x1="4.283cm" svg:y1="15.414cm" svg:x2="8.583cm" svg:y2="15.414cm">
          <text:p text:style-name="P4"/>
        </draw:line>
        <draw:polyline draw:style-name="gr17" draw:text-style-name="P1" draw:layer="layout" svg:width="15.051cm" svg:height="14.108cm" draw:transform="rotate (-0.716457657944724) translate (8.015cm 0.284cm)" svg:viewBox="0 0 15052 14109" draw:points="0,7333 647,8076 1389,7429 7165,14108 10552,11159 9622,10092 8947,10721 9415,11211 7118,13210 2228,7596 10951,0 13844,3274 15051,2223">
          <text:p text:style-name="P4"/>
        </draw:polyline>
        <draw:frame draw:style-name="gr18" draw:text-style-name="P19" draw:layer="layout" svg:width="7.599cm" svg:height="1.235cm" svg:x="0.636cm" svg:y="18.465cm">
          <draw:text-box>
            <text:p text:style-name="P4"><text:span text:style-name="T11">Exemple 3</text:span></text:p>
          </draw:text-box>
        </draw:frame>
        <draw:frame draw:style-name="gr15" draw:text-style-name="P18" draw:layer="layout" svg:width="0.853cm" svg:height="0.962cm" svg:x="9.649cm" svg:y="4.677cm">
          <draw:text-box>
            <text:p text:style-name="P17"><text:span text:style-name="T10">1</text:span></text:p>
          </draw:text-box>
        </draw:frame>
        <draw:frame draw:style-name="gr15" draw:text-style-name="P18" draw:layer="layout" svg:width="0.853cm" svg:height="0.962cm" svg:x="18.172cm" svg:y="4.677cm">
          <draw:text-box>
            <text:p text:style-name="P17"><text:span text:style-name="T10">2</text:span></text:p>
          </draw:text-box>
        </draw:frame>
        <draw:frame draw:style-name="gr15" draw:text-style-name="P18" draw:layer="layout" svg:width="0.853cm" svg:height="0.962cm" svg:x="20.265cm" svg:y="4.615cm">
          <draw:text-box>
            <text:p text:style-name="P17"><text:span text:style-name="T10">3</text:span></text:p>
          </draw:text-box>
        </draw:frame>
        <draw:frame draw:style-name="gr15" draw:text-style-name="P18" draw:layer="layout" svg:width="0.853cm" svg:height="0.962cm" svg:x="5.405cm" svg:y="13.107cm">
          <draw:text-box>
            <text:p text:style-name="P17"><text:span text:style-name="T10">4</text:span></text:p>
          </draw:text-box>
        </draw:frame>
        <draw:frame draw:style-name="gr15" draw:text-style-name="P18" draw:layer="layout" svg:width="0.853cm" svg:height="0.962cm" svg:x="13.681cm" svg:y="16.368cm">
          <draw:text-box>
            <text:p text:style-name="P17"><text:span text:style-name="T10">5</text:span></text:p>
          </draw:text-box>
        </draw:frame>
        <draw:frame draw:style-name="gr15" draw:text-style-name="P18" draw:layer="layout" svg:width="0.853cm" svg:height="0.962cm" svg:x="18.327cm" svg:y="11.816cm">
          <draw:text-box>
            <text:p text:style-name="P17"><text:span text:style-name="T10">6</text:span></text:p>
          </draw:text-box>
        </draw:frame>
        <draw:frame draw:style-name="gr15" draw:text-style-name="P18" draw:layer="layout" svg:width="0.853cm" svg:height="0.962cm" svg:x="23.65cm" svg:y="13.199cm">
          <draw:text-box>
            <text:p text:style-name="P17"><text:span text:style-name="T10">7</text:span></text:p>
          </draw:text-box>
        </draw:frame>
      </draw:page>
      <draw:page draw:name="page5" draw:style-name="dp1" draw:master-page-name="Standard">
        <draw:line draw:style-name="gr1" draw:text-style-name="P1" draw:layer="layout" svg:x1="9.078cm" svg:y1="14.567cm" svg:x2="9.078cm" svg:y2="17.967cm">
          <text:p text:style-name="P4"/>
        </draw:line>
        <draw:line draw:style-name="gr2" draw:text-style-name="P1" draw:layer="layout" svg:x1="7.97cm" svg:y1="14.782cm" svg:x2="7.97cm" svg:y2="15.121cm">
          <text:p text:style-name="P4"/>
        </draw:line>
        <draw:line draw:style-name="gr3" draw:text-style-name="P1" draw:layer="layout" svg:x1="8.539cm" svg:y1="14.567cm" svg:x2="8.539cm" svg:y2="15.429cm">
          <text:p text:style-name="P4"/>
        </draw:line>
        <draw:line draw:style-name="gr4" draw:text-style-name="P2" draw:layer="layout" svg:x1="13.522cm" svg:y1="5.907cm" svg:x2="13.544cm" svg:y2="12.935cm">
          <text:p text:style-name="P4"/>
        </draw:line>
        <draw:line draw:style-name="gr1" draw:text-style-name="P3" draw:layer="layout" svg:x1="13.153cm" svg:y1="5.891cm" svg:x2="13.173cm" svg:y2="17.962cm">
          <text:p text:style-name="P4"/>
        </draw:line>
        <draw:line draw:style-name="gr3" draw:text-style-name="P1" draw:layer="layout" svg:x1="3.403cm" svg:y1="5.863cm" svg:x2="3.408cm" svg:y2="6.901cm">
          <text:p text:style-name="P4"/>
        </draw:line>
        <draw:line draw:style-name="gr3" draw:text-style-name="P1" draw:layer="layout" svg:x1="12.724cm" svg:y1="5.924cm" svg:x2="12.729cm" svg:y2="6.962cm">
          <text:p text:style-name="P4"/>
        </draw:line>
        <draw:line draw:style-name="gr2" draw:text-style-name="P1" draw:layer="layout" svg:x1="22.737cm" svg:y1="6.046cm" svg:x2="22.741cm" svg:y2="7.341cm">
          <text:p text:style-name="P4"/>
        </draw:line>
        <draw:line draw:style-name="gr2" draw:text-style-name="P1" draw:layer="layout" svg:x1="12.13cm" svg:y1="6.035cm" svg:x2="12.124cm" svg:y2="7.385cm">
          <text:p text:style-name="P4"/>
        </draw:line>
        <draw:frame draw:style-name="gr5" draw:text-style-name="P1" draw:layer="layout" svg:width="5.63cm" svg:height="3cm" svg:x="19.591cm" svg:y="3.126cm">
          <draw:image xlink:href="Pictures/10000201000001270000009D4891B735.png" xlink:type="simple" xlink:show="embed" xlink:actuate="onLoad">
            <text:p text:style-name="P4"/>
          </draw:image>
        </draw:frame>
        <draw:frame draw:style-name="gr5" draw:text-style-name="P1" draw:layer="layout" svg:width="5.74cm" svg:height="3cm" svg:x="8.921cm" svg:y="3.189cm">
          <draw:image xlink:href="Pictures/10000201000001200000009BCFF7F5F0.png" xlink:type="simple" xlink:show="embed" xlink:actuate="onLoad">
            <text:p text:style-name="P4"/>
          </draw:image>
        </draw:frame>
        <draw:frame draw:style-name="gr5" draw:text-style-name="P1" draw:layer="layout" svg:width="2.804cm" svg:height="2cm" svg:x="16.132cm" svg:y="4.127cm">
          <draw:image xlink:href="Pictures/1000020100000116000000E73953D307.png" xlink:type="simple" xlink:show="embed" xlink:actuate="onLoad">
            <text:p text:style-name="P4"/>
          </draw:image>
        </draw:frame>
        <draw:frame draw:style-name="gr5" draw:text-style-name="P1" draw:layer="layout" svg:width="4.832cm" svg:height="2.5cm" svg:x="22.728cm" svg:y="12.81cm">
          <draw:image xlink:href="Pictures/100002010000013B000000C3975DAE86.png" xlink:type="simple" xlink:show="embed" xlink:actuate="onLoad">
            <text:p text:style-name="P4"/>
          </draw:image>
        </draw:frame>
        <draw:frame draw:style-name="gr5" draw:text-style-name="P1" draw:layer="layout" svg:width="5cm" svg:height="2.067cm" svg:x="13.415cm" svg:y="15.492cm">
          <draw:image xlink:href="Pictures/100002010000010400000074FCFBC988.png" xlink:type="simple" xlink:show="embed" xlink:actuate="onLoad">
            <text:p text:style-name="P4"/>
          </draw:image>
        </draw:frame>
        <draw:line draw:style-name="gr2" draw:text-style-name="P1" draw:layer="layout" svg:x1="3.221cm" svg:y1="7.341cm" svg:x2="27.721cm" svg:y2="7.341cm">
          <text:p text:style-name="P4"/>
        </draw:line>
        <draw:g>
          <draw:frame draw:style-name="gr6" draw:text-style-name="P5" draw:layer="layout" svg:width="0.853cm" svg:height="0.962cm" svg:x="10.891cm" svg:y="4.729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11.582cm" svg:y="4.729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12.321cm" svg:y="4.729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13.021cm" svg:y="4.729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13.671cm" svg:y="4.729cm">
            <draw:text-box>
              <text:p text:style-name="P4"><text:span text:style-name="T1">4</text:span></text:p>
            </draw:text-box>
          </draw:frame>
        </draw:g>
        <draw:g>
          <draw:frame draw:style-name="gr6" draw:text-style-name="P5" draw:layer="layout" svg:width="0.853cm" svg:height="0.962cm" svg:x="21.521cm" svg:y="4.666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22.212cm" svg:y="4.666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22.951cm" svg:y="4.666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23.651cm" svg:y="4.666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24.301cm" svg:y="4.666cm">
            <draw:text-box>
              <text:p text:style-name="P4"><text:span text:style-name="T1">4</text:span></text:p>
            </draw:text-box>
          </draw:frame>
        </draw:g>
        <draw:custom-shape draw:style-name="gr8" draw:text-style-name="P7" draw:layer="layout" svg:width="2.898cm" svg:height="1.827cm" svg:x="5.756cm" svg:y="3.348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898cm" svg:height="2.221cm" svg:x="25.692cm" svg:y="3.487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</text:span></text:p>
          <text:p text:style-name="P6"><text:span text:style-name="T2">3 : 1756 </text:span></text:p>
          <text:p text:style-name="P6"><text:span text:style-name="T2">4 : 175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67cm" svg:height="0.647cm" svg:x="10.738cm" svg:y="2.114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24.728cm" svg:y1="13.297cm" svg:x2="24.728cm" svg:y2="7.344cm">
          <text:p text:style-name="P4"/>
        </draw:line>
        <draw:frame draw:style-name="gr10" draw:text-style-name="P10" draw:layer="layout" svg:width="4.101cm" svg:height="0.962cm" svg:x="4.99cm" svg:y="7.54cm">
          <draw:text-box>
            <text:p text:style-name="P4"><text:span text:style-name="T3">ControlNet</text:span></text:p>
          </draw:text-box>
        </draw:frame>
        <draw:line draw:style-name="gr3" draw:text-style-name="P1" draw:layer="layout" svg:x1="3.088cm" svg:y1="6.944cm" svg:x2="18.922cm" svg:y2="6.926cm">
          <text:p text:style-name="P4"/>
        </draw:line>
        <draw:line draw:style-name="gr3" draw:text-style-name="P1" draw:layer="layout" svg:x1="16.121cm" svg:y1="4.934cm" svg:x2="15.67cm" svg:y2="4.934cm">
          <text:p text:style-name="P4"/>
        </draw:line>
        <draw:line draw:style-name="gr3" draw:text-style-name="P1" draw:layer="layout" svg:x1="15.692cm" svg:y1="4.878cm" svg:x2="15.686cm" svg:y2="6.927cm">
          <text:p text:style-name="P4"/>
        </draw:line>
        <draw:frame draw:style-name="gr10" draw:text-style-name="P11" draw:layer="layout" svg:width="4.101cm" svg:height="0.962cm" svg:x="16.654cm" svg:y="5.981cm">
          <draw:text-box>
            <text:p text:style-name="P4"><text:span text:style-name="T4">Ethernet</text:span></text:p>
          </draw:text-box>
        </draw:frame>
        <draw:line draw:style-name="gr1" draw:text-style-name="P1" draw:layer="layout" svg:x1="9.078cm" svg:y1="17.921cm" svg:x2="21.295cm" svg:y2="17.908cm">
          <text:p text:style-name="P4"/>
        </draw:line>
        <draw:line draw:style-name="gr1" draw:text-style-name="P1" draw:layer="layout" svg:x1="14.972cm" svg:y1="17.511cm" svg:x2="14.972cm" svg:y2="17.908cm">
          <text:p text:style-name="P4"/>
        </draw:line>
        <draw:frame draw:style-name="gr10" draw:text-style-name="P12" draw:layer="layout" svg:width="3.66cm" svg:height="0.962cm" svg:x="18.893cm" svg:y="18.101cm">
          <draw:text-box>
            <text:p text:style-name="P4"><text:span text:style-name="T5">DH+ </text:span><text:span text:style-name="T6">Channel A</text:span></text:p>
          </draw:text-box>
        </draw:frame>
        <draw:frame draw:style-name="gr5" draw:text-style-name="P1" draw:layer="layout" svg:width="4.17cm" svg:height="3.386cm" svg:x="17.246cm" svg:y="10.554cm">
          <draw:image xlink:href="Pictures/10000201000000A00000008D6BE252B6.png" xlink:type="simple" xlink:show="embed" xlink:actuate="onLoad">
            <text:p text:style-name="P4"/>
          </draw:image>
        </draw:frame>
        <draw:line draw:style-name="gr4" draw:text-style-name="P13" draw:layer="layout" svg:x1="13.543cm" svg:y1="12.881cm" svg:x2="17.907cm" svg:y2="12.891cm">
          <text:p text:style-name="P4"/>
        </draw:line>
        <draw:line draw:style-name="gr2" draw:text-style-name="P1" draw:layer="layout" svg:x1="16.123cm" svg:y1="7.379cm" svg:x2="16.123cm" svg:y2="12.141cm">
          <text:p text:style-name="P4"/>
        </draw:line>
        <draw:line draw:style-name="gr2" draw:text-style-name="P1" draw:layer="layout" svg:x1="16.123cm" svg:y1="12.089cm" svg:x2="17.816cm" svg:y2="12.089cm">
          <text:p text:style-name="P4"/>
        </draw:line>
        <draw:frame draw:style-name="gr5" draw:text-style-name="P1" draw:layer="layout" svg:width="5.303cm" svg:height="4.796cm" svg:x="0.945cm" svg:y="1.357cm">
          <draw:image xlink:href="Pictures/10000200000001CE000001F1B56F8FFB.png" xlink:type="simple" xlink:show="embed" xlink:actuate="onLoad">
            <text:p text:style-name="P4"/>
          </draw:image>
        </draw:frame>
        <draw:frame draw:style-name="gr5" draw:text-style-name="P1" draw:layer="layout" svg:width="2.174cm" svg:height="2.818cm" svg:x="3.21cm" svg:y="3.428cm">
          <draw:image xlink:href="Pictures/100002010000017F000001C743E97E64.png" xlink:type="simple" xlink:show="embed" xlink:actuate="onLoad">
            <text:p text:style-name="P4"/>
          </draw:image>
        </draw:frame>
        <draw:custom-shape draw:style-name="gr11" draw:text-style-name="P9" draw:layer="layout" svg:width="2.861cm" svg:height="0.893cm" svg:x="5.14cm" svg:y="1.2cm">
          <text:p text:style-name="P8"><text:span text:style-name="T2">192.168.1.2</text:span></text:p>
          <draw:enhanced-geometry svg:viewBox="0 0 21600 21600" draw:glue-points="10800 0 0 10800 10800 21600 21600 10800 ?f40 ?f41" draw:text-areas="0 0 21600 21600" draw:type="rectangular-callout" draw:modifiers="-3011.32075471698 46848.322147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0.094cm" svg:y="0.863cm">
          <text:p text:style-name="P8"><text:span text:style-name="T2">192.168.1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.119cm" svg:height="1.45cm" svg:x="2.235cm" svg:y="2.153cm">
          <draw:text-box>
            <text:p text:style-name="P4"><text:span text:style-name="T7">TuxEip</text:span></text:p>
          </draw:text-box>
        </draw:frame>
        <draw:frame draw:style-name="gr10" draw:text-style-name="P16" draw:layer="layout" svg:width="3.66cm" svg:height="1.53cm" svg:x="14.8cm" svg:y="13.056cm">
          <draw:text-box>
            <text:p text:style-name="P15"><text:span text:style-name="T8">DH+</text:span></text:p>
            <text:p text:style-name="P15"><text:span text:style-name="T8"><text:s/></text:span><text:span text:style-name="T9">Channel B</text:span></text:p>
          </draw:text-box>
        </draw:frame>
        <draw:custom-shape draw:style-name="gr13" draw:text-style-name="P9" draw:layer="layout" svg:width="0.967cm" svg:height="0.647cm" svg:x="13.631cm" svg:y="1.16cm">
          <text:p text:style-name="P8"><text:span text:style-name="T2">1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4.186cm" svg:y="2.021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13.755cm" svg:y="14.32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6754.5454545455 464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8.494cm" svg:y="9.036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-7564.46280991736 5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16.862cm" svg:y="8.69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1.539cm" svg:y="1.345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5.109cm" svg:y="11.036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22.3140495867769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6.156cm" svg:y="2.002cm">
          <text:p text:style-name="P8"><text:span text:style-name="T2">192.168.1.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49.05660377358 54241.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5.74cm" svg:height="3cm" svg:x="4.767cm" svg:y="11.834cm">
          <draw:image xlink:href="Pictures/10000201000001200000009BCFF7F5F0.png" xlink:type="simple" xlink:show="embed" xlink:actuate="onLoad">
            <text:p text:style-name="P4"/>
          </draw:image>
        </draw:frame>
        <draw:g>
          <draw:frame draw:style-name="gr6" draw:text-style-name="P5" draw:layer="layout" svg:width="0.853cm" svg:height="0.962cm" svg:x="6.737cm" svg:y="13.374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7.428cm" svg:y="13.374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8.167cm" svg:y="13.374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8.867cm" svg:y="13.374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9.517cm" svg:y="13.374cm">
            <draw:text-box>
              <text:p text:style-name="P4"><text:span text:style-name="T1">4</text:span></text:p>
            </draw:text-box>
          </draw:frame>
        </draw:g>
        <draw:custom-shape draw:style-name="gr9" draw:text-style-name="P9" draw:layer="layout" svg:width="0.967cm" svg:height="0.647cm" svg:x="6.584cm" svg:y="10.759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5.94cm" svg:y="9.508cm">
          <text:p text:style-name="P8"><text:span text:style-name="T2">192.168.1.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9.477cm" svg:y="9.805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0.032cm" svg:y="10.666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898cm" svg:height="1.827cm" svg:x="0.926cm" svg:y="12.394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37cm" svg:y1="7.358cm" svg:x2="4.637cm" svg:y2="15.142cm">
          <text:p text:style-name="P4"/>
        </draw:line>
        <draw:line draw:style-name="gr2" draw:text-style-name="P1" draw:layer="layout" svg:x1="4.617cm" svg:y1="15.121cm" svg:x2="8.017cm" svg:y2="15.121cm">
          <text:p text:style-name="P4"/>
        </draw:line>
        <draw:line draw:style-name="gr3" draw:text-style-name="P1" draw:layer="layout" svg:x1="4.324cm" svg:y1="6.953cm" svg:x2="4.324cm" svg:y2="15.444cm">
          <text:p text:style-name="P4"/>
        </draw:line>
        <draw:line draw:style-name="gr3" draw:text-style-name="P1" draw:layer="layout" svg:x1="4.284cm" svg:y1="15.414cm" svg:x2="8.584cm" svg:y2="15.414cm">
          <text:p text:style-name="P4"/>
        </draw:line>
        <draw:polyline draw:style-name="gr17" draw:text-style-name="P1" draw:layer="layout" svg:width="15.788cm" svg:height="13.601cm" draw:transform="rotate (-0.716457657944724) translate (7.683cm 0.667cm)" svg:viewBox="0 0 15789 13602" draw:points="0,6825 647,7568 1389,6922 7165,13601 10552,10651 9623,9584 8946,10216 9414,10703 7117,12704 2228,7089 7656,2362 6464,993 7558,0 12447,5614 15788,2705">
          <text:p text:style-name="P4"/>
        </draw:polyline>
        <draw:frame draw:style-name="gr18" draw:text-style-name="P19" draw:layer="layout" svg:width="4.501cm" svg:height="1.235cm" svg:x="0.637cm" svg:y="18.465cm">
          <draw:text-box>
            <text:p text:style-name="P4"><text:span text:style-name="T11">Exemple 4</text:span></text:p>
          </draw:text-box>
        </draw:frame>
        <draw:frame draw:style-name="gr15" draw:text-style-name="P18" draw:layer="layout" svg:width="0.853cm" svg:height="0.962cm" svg:x="9.65cm" svg:y="4.677cm">
          <draw:text-box>
            <text:p text:style-name="P17"><text:span text:style-name="T10">1</text:span></text:p>
          </draw:text-box>
        </draw:frame>
        <draw:frame draw:style-name="gr15" draw:text-style-name="P18" draw:layer="layout" svg:width="0.853cm" svg:height="0.962cm" svg:x="18.173cm" svg:y="4.677cm">
          <draw:text-box>
            <text:p text:style-name="P17"><text:span text:style-name="T10">2</text:span></text:p>
          </draw:text-box>
        </draw:frame>
        <draw:frame draw:style-name="gr15" draw:text-style-name="P18" draw:layer="layout" svg:width="0.853cm" svg:height="0.962cm" svg:x="20.266cm" svg:y="4.615cm">
          <draw:text-box>
            <text:p text:style-name="P17"><text:span text:style-name="T10">3</text:span></text:p>
          </draw:text-box>
        </draw:frame>
        <draw:frame draw:style-name="gr15" draw:text-style-name="P18" draw:layer="layout" svg:width="0.853cm" svg:height="0.962cm" svg:x="5.406cm" svg:y="13.107cm">
          <draw:text-box>
            <text:p text:style-name="P17"><text:span text:style-name="T10">4</text:span></text:p>
          </draw:text-box>
        </draw:frame>
        <draw:frame draw:style-name="gr15" draw:text-style-name="P18" draw:layer="layout" svg:width="0.853cm" svg:height="0.962cm" svg:x="13.682cm" svg:y="16.368cm">
          <draw:text-box>
            <text:p text:style-name="P17"><text:span text:style-name="T10">5</text:span></text:p>
          </draw:text-box>
        </draw:frame>
        <draw:frame draw:style-name="gr15" draw:text-style-name="P18" draw:layer="layout" svg:width="0.853cm" svg:height="0.962cm" svg:x="18.328cm" svg:y="11.816cm">
          <draw:text-box>
            <text:p text:style-name="P17"><text:span text:style-name="T10">6</text:span></text:p>
          </draw:text-box>
        </draw:frame>
        <draw:frame draw:style-name="gr15" draw:text-style-name="P18" draw:layer="layout" svg:width="0.853cm" svg:height="0.962cm" svg:x="23.651cm" svg:y="13.199cm">
          <draw:text-box>
            <text:p text:style-name="P17"><text:span text:style-name="T10">7</text:span></text:p>
          </draw:text-box>
        </draw:frame>
      </draw:page>
      <draw:page draw:name="page6" draw:style-name="dp1" draw:master-page-name="Standard">
        <draw:line draw:style-name="gr1" draw:text-style-name="P1" draw:layer="layout" svg:x1="9.076cm" svg:y1="14.567cm" svg:x2="9.076cm" svg:y2="17.967cm">
          <text:p text:style-name="P4"/>
        </draw:line>
        <draw:line draw:style-name="gr2" draw:text-style-name="P1" draw:layer="layout" svg:x1="7.968cm" svg:y1="14.782cm" svg:x2="7.968cm" svg:y2="15.121cm">
          <text:p text:style-name="P4"/>
        </draw:line>
        <draw:line draw:style-name="gr3" draw:text-style-name="P1" draw:layer="layout" svg:x1="8.537cm" svg:y1="14.567cm" svg:x2="8.537cm" svg:y2="15.429cm">
          <text:p text:style-name="P4"/>
        </draw:line>
        <draw:line draw:style-name="gr4" draw:text-style-name="P2" draw:layer="layout" svg:x1="13.52cm" svg:y1="5.907cm" svg:x2="13.542cm" svg:y2="12.935cm">
          <text:p text:style-name="P4"/>
        </draw:line>
        <draw:line draw:style-name="gr1" draw:text-style-name="P3" draw:layer="layout" svg:x1="13.151cm" svg:y1="5.891cm" svg:x2="13.171cm" svg:y2="17.962cm">
          <text:p text:style-name="P4"/>
        </draw:line>
        <draw:line draw:style-name="gr3" draw:text-style-name="P1" draw:layer="layout" svg:x1="3.401cm" svg:y1="5.863cm" svg:x2="3.406cm" svg:y2="6.901cm">
          <text:p text:style-name="P4"/>
        </draw:line>
        <draw:line draw:style-name="gr3" draw:text-style-name="P1" draw:layer="layout" svg:x1="12.722cm" svg:y1="5.924cm" svg:x2="12.727cm" svg:y2="6.962cm">
          <text:p text:style-name="P4"/>
        </draw:line>
        <draw:line draw:style-name="gr2" draw:text-style-name="P1" draw:layer="layout" svg:x1="22.735cm" svg:y1="6.046cm" svg:x2="22.739cm" svg:y2="7.341cm">
          <text:p text:style-name="P4"/>
        </draw:line>
        <draw:line draw:style-name="gr2" draw:text-style-name="P1" draw:layer="layout" svg:x1="12.128cm" svg:y1="6.035cm" svg:x2="12.122cm" svg:y2="7.385cm">
          <text:p text:style-name="P4"/>
        </draw:line>
        <draw:frame draw:style-name="gr5" draw:text-style-name="P1" draw:layer="layout" svg:width="5.63cm" svg:height="3cm" svg:x="19.589cm" svg:y="3.126cm">
          <draw:image xlink:href="Pictures/10000201000001270000009D4891B735.png" xlink:type="simple" xlink:show="embed" xlink:actuate="onLoad">
            <text:p text:style-name="P4"/>
          </draw:image>
        </draw:frame>
        <draw:frame draw:style-name="gr5" draw:text-style-name="P1" draw:layer="layout" svg:width="5.74cm" svg:height="3cm" svg:x="8.919cm" svg:y="3.189cm">
          <draw:image xlink:href="Pictures/10000201000001200000009BCFF7F5F0.png" xlink:type="simple" xlink:show="embed" xlink:actuate="onLoad">
            <text:p text:style-name="P4"/>
          </draw:image>
        </draw:frame>
        <draw:frame draw:style-name="gr5" draw:text-style-name="P1" draw:layer="layout" svg:width="2.804cm" svg:height="2cm" svg:x="16.13cm" svg:y="4.127cm">
          <draw:image xlink:href="Pictures/1000020100000116000000E73953D307.png" xlink:type="simple" xlink:show="embed" xlink:actuate="onLoad">
            <text:p text:style-name="P4"/>
          </draw:image>
        </draw:frame>
        <draw:frame draw:style-name="gr5" draw:text-style-name="P1" draw:layer="layout" svg:width="4.832cm" svg:height="2.5cm" svg:x="22.726cm" svg:y="12.81cm">
          <draw:image xlink:href="Pictures/100002010000013B000000C3975DAE86.png" xlink:type="simple" xlink:show="embed" xlink:actuate="onLoad">
            <text:p text:style-name="P4"/>
          </draw:image>
        </draw:frame>
        <draw:frame draw:style-name="gr5" draw:text-style-name="P1" draw:layer="layout" svg:width="5cm" svg:height="2.067cm" svg:x="13.413cm" svg:y="15.492cm">
          <draw:image xlink:href="Pictures/100002010000010400000074FCFBC988.png" xlink:type="simple" xlink:show="embed" xlink:actuate="onLoad">
            <text:p text:style-name="P4"/>
          </draw:image>
        </draw:frame>
        <draw:line draw:style-name="gr2" draw:text-style-name="P1" draw:layer="layout" svg:x1="3.219cm" svg:y1="7.341cm" svg:x2="27.719cm" svg:y2="7.341cm">
          <text:p text:style-name="P4"/>
        </draw:line>
        <draw:g>
          <draw:frame draw:style-name="gr6" draw:text-style-name="P5" draw:layer="layout" svg:width="0.853cm" svg:height="0.962cm" svg:x="10.889cm" svg:y="4.729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11.58cm" svg:y="4.729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12.319cm" svg:y="4.729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13.019cm" svg:y="4.729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13.669cm" svg:y="4.729cm">
            <draw:text-box>
              <text:p text:style-name="P4"><text:span text:style-name="T1">4</text:span></text:p>
            </draw:text-box>
          </draw:frame>
        </draw:g>
        <draw:g>
          <draw:frame draw:style-name="gr6" draw:text-style-name="P5" draw:layer="layout" svg:width="0.853cm" svg:height="0.962cm" svg:x="21.519cm" svg:y="4.666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22.21cm" svg:y="4.666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22.949cm" svg:y="4.666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23.649cm" svg:y="4.666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24.299cm" svg:y="4.666cm">
            <draw:text-box>
              <text:p text:style-name="P4"><text:span text:style-name="T1">4</text:span></text:p>
            </draw:text-box>
          </draw:frame>
        </draw:g>
        <draw:custom-shape draw:style-name="gr8" draw:text-style-name="P7" draw:layer="layout" svg:width="2.898cm" svg:height="1.827cm" svg:x="5.754cm" svg:y="3.348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898cm" svg:height="2.221cm" svg:x="25.69cm" svg:y="3.487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</text:span></text:p>
          <text:p text:style-name="P6"><text:span text:style-name="T2">3 : 1756 </text:span></text:p>
          <text:p text:style-name="P6"><text:span text:style-name="T2">4 : 1756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67cm" svg:height="0.647cm" svg:x="10.736cm" svg:y="2.114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24.726cm" svg:y1="13.297cm" svg:x2="24.726cm" svg:y2="7.344cm">
          <text:p text:style-name="P4"/>
        </draw:line>
        <draw:frame draw:style-name="gr10" draw:text-style-name="P10" draw:layer="layout" svg:width="4.101cm" svg:height="0.962cm" svg:x="4.988cm" svg:y="7.54cm">
          <draw:text-box>
            <text:p text:style-name="P4"><text:span text:style-name="T3">ControlNet</text:span></text:p>
          </draw:text-box>
        </draw:frame>
        <draw:line draw:style-name="gr3" draw:text-style-name="P1" draw:layer="layout" svg:x1="3.086cm" svg:y1="6.944cm" svg:x2="18.92cm" svg:y2="6.926cm">
          <text:p text:style-name="P4"/>
        </draw:line>
        <draw:line draw:style-name="gr3" draw:text-style-name="P1" draw:layer="layout" svg:x1="16.119cm" svg:y1="4.934cm" svg:x2="15.668cm" svg:y2="4.934cm">
          <text:p text:style-name="P4"/>
        </draw:line>
        <draw:line draw:style-name="gr3" draw:text-style-name="P1" draw:layer="layout" svg:x1="15.69cm" svg:y1="4.878cm" svg:x2="15.684cm" svg:y2="6.927cm">
          <text:p text:style-name="P4"/>
        </draw:line>
        <draw:frame draw:style-name="gr10" draw:text-style-name="P11" draw:layer="layout" svg:width="4.101cm" svg:height="0.962cm" svg:x="16.652cm" svg:y="5.981cm">
          <draw:text-box>
            <text:p text:style-name="P4"><text:span text:style-name="T4">Ethernet</text:span></text:p>
          </draw:text-box>
        </draw:frame>
        <draw:line draw:style-name="gr1" draw:text-style-name="P1" draw:layer="layout" svg:x1="9.076cm" svg:y1="17.921cm" svg:x2="21.293cm" svg:y2="17.908cm">
          <text:p text:style-name="P4"/>
        </draw:line>
        <draw:line draw:style-name="gr1" draw:text-style-name="P1" draw:layer="layout" svg:x1="14.97cm" svg:y1="17.511cm" svg:x2="14.97cm" svg:y2="17.908cm">
          <text:p text:style-name="P4"/>
        </draw:line>
        <draw:frame draw:style-name="gr10" draw:text-style-name="P12" draw:layer="layout" svg:width="3.66cm" svg:height="0.962cm" svg:x="18.891cm" svg:y="18.101cm">
          <draw:text-box>
            <text:p text:style-name="P4"><text:span text:style-name="T5">DH+ </text:span><text:span text:style-name="T6">Channel A</text:span></text:p>
          </draw:text-box>
        </draw:frame>
        <draw:frame draw:style-name="gr5" draw:text-style-name="P1" draw:layer="layout" svg:width="4.17cm" svg:height="3.386cm" svg:x="17.244cm" svg:y="10.554cm">
          <draw:image xlink:href="Pictures/10000201000000A00000008D6BE252B6.png" xlink:type="simple" xlink:show="embed" xlink:actuate="onLoad">
            <text:p text:style-name="P4"/>
          </draw:image>
        </draw:frame>
        <draw:line draw:style-name="gr4" draw:text-style-name="P13" draw:layer="layout" svg:x1="13.541cm" svg:y1="12.881cm" svg:x2="17.905cm" svg:y2="12.891cm">
          <text:p text:style-name="P4"/>
        </draw:line>
        <draw:line draw:style-name="gr2" draw:text-style-name="P1" draw:layer="layout" svg:x1="16.121cm" svg:y1="7.379cm" svg:x2="16.121cm" svg:y2="12.141cm">
          <text:p text:style-name="P4"/>
        </draw:line>
        <draw:line draw:style-name="gr2" draw:text-style-name="P1" draw:layer="layout" svg:x1="16.121cm" svg:y1="12.089cm" svg:x2="17.814cm" svg:y2="12.089cm">
          <text:p text:style-name="P4"/>
        </draw:line>
        <draw:frame draw:style-name="gr5" draw:text-style-name="P1" draw:layer="layout" svg:width="5.303cm" svg:height="4.796cm" svg:x="0.943cm" svg:y="1.357cm">
          <draw:image xlink:href="Pictures/10000200000001CE000001F1B56F8FFB.png" xlink:type="simple" xlink:show="embed" xlink:actuate="onLoad">
            <text:p text:style-name="P4"/>
          </draw:image>
        </draw:frame>
        <draw:frame draw:style-name="gr5" draw:text-style-name="P1" draw:layer="layout" svg:width="2.174cm" svg:height="2.818cm" svg:x="3.208cm" svg:y="3.428cm">
          <draw:image xlink:href="Pictures/100002010000017F000001C743E97E64.png" xlink:type="simple" xlink:show="embed" xlink:actuate="onLoad">
            <text:p text:style-name="P4"/>
          </draw:image>
        </draw:frame>
        <draw:custom-shape draw:style-name="gr11" draw:text-style-name="P9" draw:layer="layout" svg:width="2.861cm" svg:height="0.893cm" svg:x="5.138cm" svg:y="1.2cm">
          <text:p text:style-name="P8"><text:span text:style-name="T2">192.168.1.2</text:span></text:p>
          <draw:enhanced-geometry svg:viewBox="0 0 21600 21600" draw:glue-points="10800 0 0 10800 10800 21600 21600 10800 ?f40 ?f41" draw:text-areas="0 0 21600 21600" draw:type="rectangular-callout" draw:modifiers="-3011.32075471698 46848.322147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0.092cm" svg:y="0.863cm">
          <text:p text:style-name="P8"><text:span text:style-name="T2">192.168.1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.119cm" svg:height="1.45cm" svg:x="2.233cm" svg:y="2.153cm">
          <draw:text-box>
            <text:p text:style-name="P4"><text:span text:style-name="T7">TuxEip</text:span></text:p>
          </draw:text-box>
        </draw:frame>
        <draw:frame draw:style-name="gr10" draw:text-style-name="P16" draw:layer="layout" svg:width="3.66cm" svg:height="1.53cm" svg:x="14.798cm" svg:y="13.056cm">
          <draw:text-box>
            <text:p text:style-name="P15"><text:span text:style-name="T8">DH+</text:span></text:p>
            <text:p text:style-name="P15"><text:span text:style-name="T8"><text:s/></text:span><text:span text:style-name="T9">Channel B</text:span></text:p>
          </draw:text-box>
        </draw:frame>
        <draw:custom-shape draw:style-name="gr13" draw:text-style-name="P9" draw:layer="layout" svg:width="0.967cm" svg:height="0.647cm" svg:x="13.629cm" svg:y="1.16cm">
          <text:p text:style-name="P8"><text:span text:style-name="T2">1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4.184cm" svg:y="2.021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13.753cm" svg:y="14.32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6754.5454545455 464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8.492cm" svg:y="9.036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-7564.46280991736 5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16.86cm" svg:y="8.69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1.537cm" svg:y="1.345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20595.867768595 628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0.967cm" svg:height="0.647cm" svg:x="25.107cm" svg:y="11.036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22.3140495867769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6.154cm" svg:y="2.002cm">
          <text:p text:style-name="P8"><text:span text:style-name="T2">192.168.1.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49.05660377358 54241.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5.74cm" svg:height="3cm" svg:x="4.765cm" svg:y="11.834cm">
          <draw:image xlink:href="Pictures/10000201000001200000009BCFF7F5F0.png" xlink:type="simple" xlink:show="embed" xlink:actuate="onLoad">
            <text:p text:style-name="P4"/>
          </draw:image>
        </draw:frame>
        <draw:g>
          <draw:frame draw:style-name="gr6" draw:text-style-name="P5" draw:layer="layout" svg:width="0.853cm" svg:height="0.962cm" svg:x="6.735cm" svg:y="13.374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7.426cm" svg:y="13.374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8.165cm" svg:y="13.374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8.865cm" svg:y="13.374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9.515cm" svg:y="13.374cm">
            <draw:text-box>
              <text:p text:style-name="P4"><text:span text:style-name="T1">4</text:span></text:p>
            </draw:text-box>
          </draw:frame>
        </draw:g>
        <draw:custom-shape draw:style-name="gr9" draw:text-style-name="P9" draw:layer="layout" svg:width="0.967cm" svg:height="0.647cm" svg:x="6.582cm" svg:y="10.759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27490.9090909091 39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5.938cm" svg:y="9.508cm">
          <text:p text:style-name="P8"><text:span text:style-name="T2">192.168.1.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0.967cm" svg:height="0.647cm" svg:x="9.475cm" svg:y="9.805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8903.30578512397 70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0.967cm" svg:height="0.647cm" svg:x="10.03cm" svg:y="10.666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-15084.2975206612 40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898cm" svg:height="1.827cm" svg:x="0.924cm" svg:y="12.394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35cm" svg:y1="7.358cm" svg:x2="4.635cm" svg:y2="15.142cm">
          <text:p text:style-name="P4"/>
        </draw:line>
        <draw:line draw:style-name="gr2" draw:text-style-name="P1" draw:layer="layout" svg:x1="4.615cm" svg:y1="15.121cm" svg:x2="8.015cm" svg:y2="15.121cm">
          <text:p text:style-name="P4"/>
        </draw:line>
        <draw:line draw:style-name="gr3" draw:text-style-name="P1" draw:layer="layout" svg:x1="4.322cm" svg:y1="6.953cm" svg:x2="4.322cm" svg:y2="15.444cm">
          <text:p text:style-name="P4"/>
        </draw:line>
        <draw:line draw:style-name="gr3" draw:text-style-name="P1" draw:layer="layout" svg:x1="4.282cm" svg:y1="15.414cm" svg:x2="8.582cm" svg:y2="15.414cm">
          <text:p text:style-name="P4"/>
        </draw:line>
        <draw:polyline draw:style-name="gr17" draw:text-style-name="P1" draw:layer="layout" svg:width="16.643cm" svg:height="12.51cm" draw:transform="rotate (-0.716457657944724) translate (7.411cm 0.978cm)" svg:viewBox="0 0 16644 12511" draw:points="0,6413 647,7156 4383,3900 7932,811 7226,0 6760,403 7912,1726 2054,6826 7005,12510 9464,10370 8957,9812 10094,8821 12398,11466 16643,7769 16270,7340">
          <text:p text:style-name="P4"/>
        </draw:polyline>
        <draw:frame draw:style-name="gr18" draw:text-style-name="P19" draw:layer="layout" svg:width="7.599cm" svg:height="1.235cm" svg:x="0.635cm" svg:y="18.465cm">
          <draw:text-box>
            <text:p text:style-name="P4"><text:span text:style-name="T11">Exemple 5</text:span></text:p>
          </draw:text-box>
        </draw:frame>
        <draw:frame draw:style-name="gr15" draw:text-style-name="P18" draw:layer="layout" svg:width="0.853cm" svg:height="0.962cm" svg:x="9.648cm" svg:y="4.677cm">
          <draw:text-box>
            <text:p text:style-name="P17"><text:span text:style-name="T10">1</text:span></text:p>
          </draw:text-box>
        </draw:frame>
        <draw:frame draw:style-name="gr15" draw:text-style-name="P18" draw:layer="layout" svg:width="0.853cm" svg:height="0.962cm" svg:x="18.171cm" svg:y="4.677cm">
          <draw:text-box>
            <text:p text:style-name="P17"><text:span text:style-name="T10">2</text:span></text:p>
          </draw:text-box>
        </draw:frame>
        <draw:frame draw:style-name="gr15" draw:text-style-name="P18" draw:layer="layout" svg:width="0.853cm" svg:height="0.962cm" svg:x="20.264cm" svg:y="4.615cm">
          <draw:text-box>
            <text:p text:style-name="P17"><text:span text:style-name="T10">3</text:span></text:p>
          </draw:text-box>
        </draw:frame>
        <draw:frame draw:style-name="gr15" draw:text-style-name="P18" draw:layer="layout" svg:width="0.853cm" svg:height="0.962cm" svg:x="5.404cm" svg:y="13.107cm">
          <draw:text-box>
            <text:p text:style-name="P17"><text:span text:style-name="T10">4</text:span></text:p>
          </draw:text-box>
        </draw:frame>
        <draw:frame draw:style-name="gr15" draw:text-style-name="P18" draw:layer="layout" svg:width="0.853cm" svg:height="0.962cm" svg:x="13.68cm" svg:y="16.368cm">
          <draw:text-box>
            <text:p text:style-name="P17"><text:span text:style-name="T10">5</text:span></text:p>
          </draw:text-box>
        </draw:frame>
        <draw:frame draw:style-name="gr15" draw:text-style-name="P18" draw:layer="layout" svg:width="0.853cm" svg:height="0.962cm" svg:x="18.326cm" svg:y="11.816cm">
          <draw:text-box>
            <text:p text:style-name="P17"><text:span text:style-name="T10">6</text:span></text:p>
          </draw:text-box>
        </draw:frame>
        <draw:frame draw:style-name="gr15" draw:text-style-name="P18" draw:layer="layout" svg:width="0.853cm" svg:height="0.962cm" svg:x="23.649cm" svg:y="13.199cm">
          <draw:text-box>
            <text:p text:style-name="P17"><text:span text:style-name="T10">7</text:span></text:p>
          </draw:text-box>
        </draw:frame>
      </draw:page>
      <draw:page draw:name="page7" draw:style-name="dp1" draw:master-page-name="Standard">
        <draw:line draw:style-name="gr1" draw:text-style-name="P1" draw:layer="layout" svg:x1="9.076cm" svg:y1="14.567cm" svg:x2="9.076cm" svg:y2="17.967cm">
          <text:p text:style-name="P4"/>
        </draw:line>
        <draw:line draw:style-name="gr2" draw:text-style-name="P1" draw:layer="layout" svg:x1="7.968cm" svg:y1="14.782cm" svg:x2="7.968cm" svg:y2="15.121cm">
          <text:p text:style-name="P4"/>
        </draw:line>
        <draw:line draw:style-name="gr3" draw:text-style-name="P1" draw:layer="layout" svg:x1="8.537cm" svg:y1="14.567cm" svg:x2="8.537cm" svg:y2="15.429cm">
          <text:p text:style-name="P4"/>
        </draw:line>
        <draw:line draw:style-name="gr4" draw:text-style-name="P2" draw:layer="layout" svg:x1="13.52cm" svg:y1="5.907cm" svg:x2="13.542cm" svg:y2="12.935cm">
          <text:p text:style-name="P4"/>
        </draw:line>
        <draw:line draw:style-name="gr1" draw:text-style-name="P3" draw:layer="layout" svg:x1="13.151cm" svg:y1="5.891cm" svg:x2="13.171cm" svg:y2="17.962cm">
          <text:p text:style-name="P4"/>
        </draw:line>
        <draw:line draw:style-name="gr3" draw:text-style-name="P1" draw:layer="layout" svg:x1="3.401cm" svg:y1="5.863cm" svg:x2="3.406cm" svg:y2="6.901cm">
          <text:p text:style-name="P4"/>
        </draw:line>
        <draw:line draw:style-name="gr3" draw:text-style-name="P1" draw:layer="layout" svg:x1="12.722cm" svg:y1="5.924cm" svg:x2="12.727cm" svg:y2="6.962cm">
          <text:p text:style-name="P4"/>
        </draw:line>
        <draw:line draw:style-name="gr2" draw:text-style-name="P1" draw:layer="layout" svg:x1="22.735cm" svg:y1="6.046cm" svg:x2="22.739cm" svg:y2="7.341cm">
          <text:p text:style-name="P4"/>
        </draw:line>
        <draw:line draw:style-name="gr2" draw:text-style-name="P1" draw:layer="layout" svg:x1="12.128cm" svg:y1="6.035cm" svg:x2="12.122cm" svg:y2="7.385cm">
          <text:p text:style-name="P4"/>
        </draw:line>
        <draw:frame draw:style-name="gr5" draw:text-style-name="P1" draw:layer="layout" svg:width="5.63cm" svg:height="3cm" svg:x="19.589cm" svg:y="3.126cm">
          <draw:image xlink:href="Pictures/10000201000001270000009D4891B735.png" xlink:type="simple" xlink:show="embed" xlink:actuate="onLoad">
            <text:p text:style-name="P4"/>
          </draw:image>
        </draw:frame>
        <draw:frame draw:style-name="gr5" draw:text-style-name="P1" draw:layer="layout" svg:width="5.74cm" svg:height="3cm" svg:x="8.919cm" svg:y="3.189cm">
          <draw:image xlink:href="Pictures/10000201000001200000009BCFF7F5F0.png" xlink:type="simple" xlink:show="embed" xlink:actuate="onLoad">
            <text:p text:style-name="P4"/>
          </draw:image>
        </draw:frame>
        <draw:frame draw:style-name="gr5" draw:text-style-name="P1" draw:layer="layout" svg:width="2.804cm" svg:height="2cm" svg:x="16.13cm" svg:y="4.127cm">
          <draw:image xlink:href="Pictures/1000020100000116000000E73953D307.png" xlink:type="simple" xlink:show="embed" xlink:actuate="onLoad">
            <text:p text:style-name="P4"/>
          </draw:image>
        </draw:frame>
        <draw:frame draw:style-name="gr5" draw:text-style-name="P1" draw:layer="layout" svg:width="4.832cm" svg:height="2.5cm" svg:x="22.726cm" svg:y="12.81cm">
          <draw:image xlink:href="Pictures/100002010000013B000000C3975DAE86.png" xlink:type="simple" xlink:show="embed" xlink:actuate="onLoad">
            <text:p text:style-name="P4"/>
          </draw:image>
        </draw:frame>
        <draw:frame draw:style-name="gr5" draw:text-style-name="P1" draw:layer="layout" svg:width="5cm" svg:height="2.067cm" svg:x="13.413cm" svg:y="15.492cm">
          <draw:image xlink:href="Pictures/100002010000010400000074FCFBC988.png" xlink:type="simple" xlink:show="embed" xlink:actuate="onLoad">
            <text:p text:style-name="P4"/>
          </draw:image>
        </draw:frame>
        <draw:line draw:style-name="gr2" draw:text-style-name="P1" draw:layer="layout" svg:x1="3.219cm" svg:y1="7.341cm" svg:x2="27.719cm" svg:y2="7.341cm">
          <text:p text:style-name="P4"/>
        </draw:line>
        <draw:g>
          <draw:frame draw:style-name="gr6" draw:text-style-name="P5" draw:layer="layout" svg:width="0.853cm" svg:height="0.962cm" svg:x="10.889cm" svg:y="4.729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11.58cm" svg:y="4.729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12.319cm" svg:y="4.729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13.019cm" svg:y="4.729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13.669cm" svg:y="4.729cm">
            <draw:text-box>
              <text:p text:style-name="P4"><text:span text:style-name="T1">4</text:span></text:p>
            </draw:text-box>
          </draw:frame>
        </draw:g>
        <draw:g>
          <draw:frame draw:style-name="gr6" draw:text-style-name="P5" draw:layer="layout" svg:width="0.853cm" svg:height="0.962cm" svg:x="21.519cm" svg:y="4.666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22.21cm" svg:y="4.666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22.949cm" svg:y="4.666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23.649cm" svg:y="4.666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24.299cm" svg:y="4.666cm">
            <draw:text-box>
              <text:p text:style-name="P4"><text:span text:style-name="T1">4</text:span></text:p>
            </draw:text-box>
          </draw:frame>
        </draw:g>
        <draw:custom-shape draw:style-name="gr8" draw:text-style-name="P7" draw:layer="layout" svg:width="2.898cm" svg:height="1.827cm" svg:x="5.754cm" svg:y="3.348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898cm" svg:height="2.221cm" svg:x="25.69cm" svg:y="3.487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</text:span></text:p>
          <text:p text:style-name="P6"><text:span text:style-name="T2">3 : 1756 </text:span></text:p>
          <text:p text:style-name="P6"><text:span text:style-name="T2">4 : 1756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967cm" svg:height="0.648cm" svg:x="10.736cm" svg:y="2.114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27490.9090909091 39172.8813559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24.726cm" svg:y1="13.297cm" svg:x2="24.726cm" svg:y2="7.344cm">
          <text:p text:style-name="P4"/>
        </draw:line>
        <draw:frame draw:style-name="gr10" draw:text-style-name="P10" draw:layer="layout" svg:width="4.101cm" svg:height="0.962cm" svg:x="4.988cm" svg:y="7.54cm">
          <draw:text-box>
            <text:p text:style-name="P4"><text:span text:style-name="T3">ControlNet</text:span></text:p>
          </draw:text-box>
        </draw:frame>
        <draw:line draw:style-name="gr3" draw:text-style-name="P1" draw:layer="layout" svg:x1="3.086cm" svg:y1="6.944cm" svg:x2="18.92cm" svg:y2="6.926cm">
          <text:p text:style-name="P4"/>
        </draw:line>
        <draw:line draw:style-name="gr3" draw:text-style-name="P1" draw:layer="layout" svg:x1="16.119cm" svg:y1="4.934cm" svg:x2="15.668cm" svg:y2="4.934cm">
          <text:p text:style-name="P4"/>
        </draw:line>
        <draw:line draw:style-name="gr3" draw:text-style-name="P1" draw:layer="layout" svg:x1="15.69cm" svg:y1="4.878cm" svg:x2="15.684cm" svg:y2="6.927cm">
          <text:p text:style-name="P4"/>
        </draw:line>
        <draw:frame draw:style-name="gr10" draw:text-style-name="P11" draw:layer="layout" svg:width="4.101cm" svg:height="0.962cm" svg:x="16.652cm" svg:y="5.981cm">
          <draw:text-box>
            <text:p text:style-name="P4"><text:span text:style-name="T4">Ethernet</text:span></text:p>
          </draw:text-box>
        </draw:frame>
        <draw:line draw:style-name="gr1" draw:text-style-name="P1" draw:layer="layout" svg:x1="9.076cm" svg:y1="17.921cm" svg:x2="21.293cm" svg:y2="17.908cm">
          <text:p text:style-name="P4"/>
        </draw:line>
        <draw:line draw:style-name="gr1" draw:text-style-name="P1" draw:layer="layout" svg:x1="14.97cm" svg:y1="17.511cm" svg:x2="14.97cm" svg:y2="17.908cm">
          <text:p text:style-name="P4"/>
        </draw:line>
        <draw:frame draw:style-name="gr10" draw:text-style-name="P12" draw:layer="layout" svg:width="3.66cm" svg:height="0.962cm" svg:x="18.891cm" svg:y="18.101cm">
          <draw:text-box>
            <text:p text:style-name="P4"><text:span text:style-name="T5">DH+ </text:span><text:span text:style-name="T6">Channel A</text:span></text:p>
          </draw:text-box>
        </draw:frame>
        <draw:frame draw:style-name="gr5" draw:text-style-name="P1" draw:layer="layout" svg:width="4.17cm" svg:height="3.386cm" svg:x="17.244cm" svg:y="10.554cm">
          <draw:image xlink:href="Pictures/10000201000000A00000008D6BE252B6.png" xlink:type="simple" xlink:show="embed" xlink:actuate="onLoad">
            <text:p text:style-name="P4"/>
          </draw:image>
        </draw:frame>
        <draw:line draw:style-name="gr4" draw:text-style-name="P13" draw:layer="layout" svg:x1="13.541cm" svg:y1="12.881cm" svg:x2="17.905cm" svg:y2="12.891cm">
          <text:p text:style-name="P4"/>
        </draw:line>
        <draw:line draw:style-name="gr2" draw:text-style-name="P1" draw:layer="layout" svg:x1="16.121cm" svg:y1="7.379cm" svg:x2="16.121cm" svg:y2="12.141cm">
          <text:p text:style-name="P4"/>
        </draw:line>
        <draw:line draw:style-name="gr2" draw:text-style-name="P1" draw:layer="layout" svg:x1="16.121cm" svg:y1="12.089cm" svg:x2="17.814cm" svg:y2="12.089cm">
          <text:p text:style-name="P4"/>
        </draw:line>
        <draw:frame draw:style-name="gr5" draw:text-style-name="P1" draw:layer="layout" svg:width="5.303cm" svg:height="4.796cm" svg:x="0.943cm" svg:y="1.357cm">
          <draw:image xlink:href="Pictures/10000200000001CE000001F1B56F8FFB.png" xlink:type="simple" xlink:show="embed" xlink:actuate="onLoad">
            <text:p text:style-name="P4"/>
          </draw:image>
        </draw:frame>
        <draw:frame draw:style-name="gr5" draw:text-style-name="P1" draw:layer="layout" svg:width="2.174cm" svg:height="2.818cm" svg:x="3.208cm" svg:y="3.428cm">
          <draw:image xlink:href="Pictures/100002010000017F000001C743E97E64.png" xlink:type="simple" xlink:show="embed" xlink:actuate="onLoad">
            <text:p text:style-name="P4"/>
          </draw:image>
        </draw:frame>
        <draw:custom-shape draw:style-name="gr11" draw:text-style-name="P9" draw:layer="layout" svg:width="2.861cm" svg:height="0.893cm" svg:x="5.138cm" svg:y="1.2cm">
          <text:p text:style-name="P8"><text:span text:style-name="T2">192.168.1.2</text:span></text:p>
          <draw:enhanced-geometry svg:viewBox="0 0 21600 21600" draw:glue-points="10800 0 0 10800 10800 21600 21600 10800 ?f40 ?f41" draw:text-areas="0 0 21600 21600" draw:type="rectangular-callout" draw:modifiers="-3011.32075471698 46848.322147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0.092cm" svg:y="0.863cm">
          <text:p text:style-name="P8"><text:span text:style-name="T2">192.168.1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.119cm" svg:height="1.45cm" svg:x="2.233cm" svg:y="2.153cm">
          <draw:text-box>
            <text:p text:style-name="P4"><text:span text:style-name="T7">TuxEip</text:span></text:p>
          </draw:text-box>
        </draw:frame>
        <draw:frame draw:style-name="gr10" draw:text-style-name="P16" draw:layer="layout" svg:width="3.66cm" svg:height="1.53cm" svg:x="14.798cm" svg:y="13.056cm">
          <draw:text-box>
            <text:p text:style-name="P15"><text:span text:style-name="T8">DH+</text:span></text:p>
            <text:p text:style-name="P15"><text:span text:style-name="T8"><text:s/></text:span><text:span text:style-name="T9">Channel B</text:span></text:p>
          </draw:text-box>
        </draw:frame>
        <draw:custom-shape draw:style-name="gr20" draw:text-style-name="P9" draw:layer="layout" svg:width="0.967cm" svg:height="0.648cm" svg:x="13.629cm" svg:y="1.16cm">
          <text:p text:style-name="P8"><text:span text:style-name="T2">1</text:span></text:p>
          <draw:enhanced-geometry svg:viewBox="0 0 21600 21600" draw:glue-points="10800 0 0 10800 10800 21600 21600 10800 ?f40 ?f41" draw:text-areas="0 0 21600 21600" draw:type="rectangular-callout" draw:modifiers="-8903.30578512397 69925.4237288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0.967cm" svg:height="0.648cm" svg:x="14.184cm" svg:y="2.021cm">
          <text:p text:style-name="P8"><text:span text:style-name="T2">2</text:span></text:p>
          <draw:enhanced-geometry svg:viewBox="0 0 21600 21600" draw:glue-points="10800 0 0 10800 10800 21600 21600 10800 ?f40 ?f41" draw:text-areas="0 0 21600 21600" draw:type="rectangular-callout" draw:modifiers="-15084.2975206612 40204.62249614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0.967cm" svg:height="0.648cm" svg:x="13.753cm" svg:y="14.32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6754.5454545455 46295.22342064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0.967cm" svg:height="0.648cm" svg:x="18.492cm" svg:y="9.036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-7564.46280991736 51453.929121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0.967cm" svg:height="0.648cm" svg:x="16.86cm" svg:y="8.698cm">
          <text:p text:style-name="P8"><text:span text:style-name="T2">3</text:span></text:p>
          <draw:enhanced-geometry svg:viewBox="0 0 21600 21600" draw:glue-points="10800 0 0 10800 10800 21600 21600 10800 ?f40 ?f41" draw:text-areas="0 0 21600 21600" draw:type="rectangular-callout" draw:modifiers="20573.5537190083 62736.5177195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0.967cm" svg:height="0.648cm" svg:x="21.537cm" svg:y="1.345cm">
          <text:p text:style-name="P8"><text:span text:style-name="T2">4</text:span></text:p>
          <draw:enhanced-geometry svg:viewBox="0 0 21600 21600" draw:glue-points="10800 0 0 10800 10800 21600 21600 10800 ?f40 ?f41" draw:text-areas="0 0 21600 21600" draw:type="rectangular-callout" draw:modifiers="20573.5537190083 62736.5177195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0.967cm" svg:height="0.648cm" svg:x="25.107cm" svg:y="11.036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22.3140495867769 69925.4237288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16.154cm" svg:y="2.002cm">
          <text:p text:style-name="P8"><text:span text:style-name="T2">192.168.1.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49.05660377358 54241.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5.74cm" svg:height="3cm" svg:x="4.765cm" svg:y="11.834cm">
          <draw:image xlink:href="Pictures/10000201000001200000009BCFF7F5F0.png" xlink:type="simple" xlink:show="embed" xlink:actuate="onLoad">
            <text:p text:style-name="P4"/>
          </draw:image>
        </draw:frame>
        <draw:g>
          <draw:frame draw:style-name="gr6" draw:text-style-name="P5" draw:layer="layout" svg:width="0.853cm" svg:height="0.962cm" svg:x="6.735cm" svg:y="13.374cm">
            <draw:text-box>
              <text:p text:style-name="P4"><text:span text:style-name="T1">0</text:span></text:p>
            </draw:text-box>
          </draw:frame>
          <draw:frame draw:style-name="gr6" draw:text-style-name="P5" draw:layer="layout" svg:width="0.853cm" svg:height="0.962cm" svg:x="7.426cm" svg:y="13.374cm">
            <draw:text-box>
              <text:p text:style-name="P4"><text:span text:style-name="T1">1</text:span></text:p>
            </draw:text-box>
          </draw:frame>
          <draw:frame draw:style-name="gr6" draw:text-style-name="P5" draw:layer="layout" svg:width="0.853cm" svg:height="0.962cm" svg:x="8.165cm" svg:y="13.374cm">
            <draw:text-box>
              <text:p text:style-name="P4"><text:span text:style-name="T1">2</text:span></text:p>
            </draw:text-box>
          </draw:frame>
          <draw:frame draw:style-name="gr6" draw:text-style-name="P5" draw:layer="layout" svg:width="0.853cm" svg:height="0.962cm" svg:x="8.865cm" svg:y="13.374cm">
            <draw:text-box>
              <text:p text:style-name="P4"><text:span text:style-name="T1">3</text:span></text:p>
            </draw:text-box>
          </draw:frame>
          <draw:frame draw:style-name="gr6" draw:text-style-name="P5" draw:layer="layout" svg:width="0.853cm" svg:height="0.962cm" svg:x="9.515cm" svg:y="13.374cm">
            <draw:text-box>
              <text:p text:style-name="P4"><text:span text:style-name="T1">4</text:span></text:p>
            </draw:text-box>
          </draw:frame>
        </draw:g>
        <draw:custom-shape draw:style-name="gr19" draw:text-style-name="P9" draw:layer="layout" svg:width="0.967cm" svg:height="0.648cm" svg:x="6.582cm" svg:y="10.759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27490.9090909091 39172.8813559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2.861cm" svg:height="0.893cm" svg:x="5.938cm" svg:y="9.508cm">
          <text:p text:style-name="P8"><text:span text:style-name="T2">192.168.1.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275.4716981132 57962.416107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0.967cm" svg:height="0.648cm" svg:x="9.475cm" svg:y="9.805cm">
          <text:p text:style-name="P8"><text:span text:style-name="T2">5</text:span></text:p>
          <draw:enhanced-geometry svg:viewBox="0 0 21600 21600" draw:glue-points="10800 0 0 10800 10800 21600 21600 10800 ?f40 ?f41" draw:text-areas="0 0 21600 21600" draw:type="rectangular-callout" draw:modifiers="-8903.30578512397 69925.42372881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0.967cm" svg:height="0.648cm" svg:x="10.03cm" svg:y="10.666cm">
          <text:p text:style-name="P8"><text:span text:style-name="T2">6</text:span></text:p>
          <draw:enhanced-geometry svg:viewBox="0 0 21600 21600" draw:glue-points="10800 0 0 10800 10800 21600 21600 10800 ?f40 ?f41" draw:text-areas="0 0 21600 21600" draw:type="rectangular-callout" draw:modifiers="-15084.2975206612 40204.62249614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2.898cm" svg:height="1.827cm" svg:x="0.924cm" svg:y="12.394cm">
          <text:p text:style-name="P6"><text:span text:style-name="T2">0 : L55</text:span></text:p>
          <text:p text:style-name="P6"><text:span text:style-name="T2">1 : 1756 CNet</text:span></text:p>
          <text:p text:style-name="P6"><text:span text:style-name="T2">2 : 1756 ENet</text:span></text:p>
          <text:p text:style-name="P6"><text:span text:style-name="T2">3 : 1756 DH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35cm" svg:y1="7.358cm" svg:x2="4.635cm" svg:y2="15.142cm">
          <text:p text:style-name="P4"/>
        </draw:line>
        <draw:line draw:style-name="gr2" draw:text-style-name="P1" draw:layer="layout" svg:x1="4.615cm" svg:y1="15.121cm" svg:x2="8.015cm" svg:y2="15.121cm">
          <text:p text:style-name="P4"/>
        </draw:line>
        <draw:line draw:style-name="gr3" draw:text-style-name="P1" draw:layer="layout" svg:x1="4.322cm" svg:y1="6.953cm" svg:x2="4.322cm" svg:y2="15.444cm">
          <text:p text:style-name="P4"/>
        </draw:line>
        <draw:line draw:style-name="gr3" draw:text-style-name="P1" draw:layer="layout" svg:x1="4.282cm" svg:y1="15.414cm" svg:x2="8.582cm" svg:y2="15.414cm">
          <text:p text:style-name="P4"/>
        </draw:line>
        <draw:polyline draw:style-name="gr17" draw:text-style-name="P1" draw:layer="layout" svg:width="21.181cm" svg:height="13.661cm" draw:transform="rotate (-0.716457657944724) translate (11.683cm -3.927cm)" svg:viewBox="0 0 21182 13662" draw:points="0,12918 647,13661 4382,10406 7931,7316 7225,6505 6759,6908 7911,8231 17466,0 21181,4267">
          <text:p text:style-name="P4"/>
        </draw:polyline>
        <draw:frame draw:style-name="gr18" draw:text-style-name="P19" draw:layer="layout" svg:width="7.599cm" svg:height="1.235cm" svg:x="0.635cm" svg:y="18.465cm">
          <draw:text-box>
            <text:p text:style-name="P4"><text:span text:style-name="T11">Exemple 6</text:span></text:p>
          </draw:text-box>
        </draw:frame>
        <draw:frame draw:style-name="gr15" draw:text-style-name="P18" draw:layer="layout" svg:width="0.853cm" svg:height="0.962cm" svg:x="9.648cm" svg:y="4.677cm">
          <draw:text-box>
            <text:p text:style-name="P17"><text:span text:style-name="T10">1</text:span></text:p>
          </draw:text-box>
        </draw:frame>
        <draw:frame draw:style-name="gr15" draw:text-style-name="P18" draw:layer="layout" svg:width="0.853cm" svg:height="0.962cm" svg:x="18.171cm" svg:y="4.677cm">
          <draw:text-box>
            <text:p text:style-name="P17"><text:span text:style-name="T10">2</text:span></text:p>
          </draw:text-box>
        </draw:frame>
        <draw:frame draw:style-name="gr15" draw:text-style-name="P18" draw:layer="layout" svg:width="0.853cm" svg:height="0.962cm" svg:x="20.264cm" svg:y="4.615cm">
          <draw:text-box>
            <text:p text:style-name="P17"><text:span text:style-name="T10">3</text:span></text:p>
          </draw:text-box>
        </draw:frame>
        <draw:frame draw:style-name="gr15" draw:text-style-name="P18" draw:layer="layout" svg:width="0.853cm" svg:height="0.962cm" svg:x="5.404cm" svg:y="13.107cm">
          <draw:text-box>
            <text:p text:style-name="P17"><text:span text:style-name="T10">4</text:span></text:p>
          </draw:text-box>
        </draw:frame>
        <draw:frame draw:style-name="gr15" draw:text-style-name="P18" draw:layer="layout" svg:width="0.853cm" svg:height="0.962cm" svg:x="13.68cm" svg:y="16.368cm">
          <draw:text-box>
            <text:p text:style-name="P17"><text:span text:style-name="T10">5</text:span></text:p>
          </draw:text-box>
        </draw:frame>
        <draw:frame draw:style-name="gr15" draw:text-style-name="P18" draw:layer="layout" svg:width="0.853cm" svg:height="0.962cm" svg:x="18.326cm" svg:y="11.816cm">
          <draw:text-box>
            <text:p text:style-name="P17"><text:span text:style-name="T10">6</text:span></text:p>
          </draw:text-box>
        </draw:frame>
        <draw:frame draw:style-name="gr15" draw:text-style-name="P18" draw:layer="layout" svg:width="0.853cm" svg:height="0.962cm" svg:x="23.649cm" svg:y="13.199cm">
          <draw:text-box>
            <text:p text:style-name="P17"><text:span text:style-name="T10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pitch-asian="variable" style:font-size-asian="24pt" style:language-asian="fr" style:country-asian="FR" style:font-family-complex="'DejaVu Sans'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8cm" fo:margin-bottom="1.299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20T09:27:18</meta:creation-date>
    <dc:date>2006-12-01T09:47:35</dc:date>
    <dc:language>fr-FR</dc:language>
    <meta:editing-cycles>35</meta:editing-cycles>
    <meta:editing-duration>PT11H3M21S</meta:editing-duration>
    <meta:user-defined meta:name="Info 1"/>
    <meta:user-defined meta:name="Info 2"/>
    <meta:user-defined meta:name="Info 3"/>
    <meta:user-defined meta:name="Info 4"/>
    <meta:document-statistic meta:object-count="572"/>
  </office:meta>
</office:document-meta>
</file>